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use-window-font-color="true" fo:language="fr" fo:country="FR" officeooo:rsid="00707b0f" officeooo:paragraph-rsid="0070ca40"/>
    </style:style>
    <style:style style:name="P3" style:family="paragraph" style:parent-style-name="Text_20_body">
      <style:text-properties style:use-window-font-color="true" fo:language="fr" fo:country="FR" officeooo:rsid="0070ca40" officeooo:paragraph-rsid="0070ca40"/>
    </style:style>
    <style:style style:name="P4" style:family="paragraph" style:parent-style-name="Text_20_body">
      <style:text-properties style:use-window-font-color="true" fo:language="fr" fo:country="FR" officeooo:rsid="0074a19a" officeooo:paragraph-rsid="0074a19a"/>
    </style:style>
    <style:style style:name="P5" style:family="paragraph" style:parent-style-name="Text_20_body">
      <style:text-properties style:use-window-font-color="true" fo:language="fr" fo:country="FR" officeooo:rsid="0079ed16" officeooo:paragraph-rsid="0079ed16"/>
    </style:style>
    <style:style style:name="P6" style:family="paragraph" style:parent-style-name="Text_20_body">
      <style:text-properties style:use-window-font-color="true" fo:language="fr" fo:country="FR" fo:font-weight="normal" officeooo:rsid="007c0d63" officeooo:paragraph-rsid="007c0d63" style:font-weight-asian="normal" style:font-weight-complex="normal"/>
    </style:style>
    <style:style style:name="P7" style:family="paragraph" style:parent-style-name="Text_20_body">
      <style:text-properties style:use-window-font-color="true" fo:language="fr" fo:country="FR" fo:font-weight="bold" officeooo:rsid="0077d9e6" officeooo:paragraph-rsid="0077d9e6" style:font-weight-asian="bold" style:font-weight-complex="bold"/>
    </style:style>
    <style:style style:name="P8" style:family="paragraph" style:parent-style-name="Text_20_body">
      <style:text-properties style:font-name="Liberation Serif" fo:font-size="12pt" fo:language="fr" fo:country="FR" officeooo:rsid="002a565c" officeooo:paragraph-rsid="002a565c" style:font-size-asian="10.5pt" style:font-size-complex="12pt"/>
    </style:style>
    <style:style style:name="P9" style:family="paragraph" style:parent-style-name="Text_20_body">
      <style:text-properties style:font-name="Liberation Serif" fo:font-size="12pt" fo:language="fr" fo:country="FR" officeooo:paragraph-rsid="00812e34" style:font-size-asian="12pt" style:font-size-complex="12pt"/>
    </style:style>
    <style:style style:name="P10" style:family="paragraph" style:parent-style-name="Text_20_body">
      <style:text-properties style:font-name="Liberation Serif" fo:font-size="12pt" fo:language="fr" fo:country="FR" officeooo:rsid="008233ae" officeooo:paragraph-rsid="008233ae" style:font-size-asian="12pt" style:font-size-complex="12pt"/>
    </style:style>
    <style:style style:name="P11" style:family="paragraph" style:parent-style-name="Text_20_body">
      <style:text-properties style:font-name="Liberation Serif" fo:font-size="12pt" fo:language="fr" fo:country="FR" officeooo:rsid="008233ae" officeooo:paragraph-rsid="00da3446" style:font-size-asian="12pt" style:font-size-complex="12pt"/>
    </style:style>
    <style:style style:name="P12" style:family="paragraph" style:parent-style-name="Text_20_body">
      <style:text-properties style:font-name="Liberation Serif" fo:font-size="12pt" fo:language="fr" fo:country="FR" fo:font-weight="bold" officeooo:rsid="00840872" officeooo:paragraph-rsid="00840872" style:font-size-asian="12pt" style:font-weight-asian="bold" style:font-size-complex="12pt" style:font-weight-complex="bold"/>
    </style:style>
    <style:style style:name="P13" style:family="paragraph" style:parent-style-name="Text_20_body">
      <style:text-properties style:font-name="Liberation Serif" fo:font-size="12pt" fo:language="fr" fo:country="FR" fo:font-weight="bold" officeooo:rsid="00840872" officeooo:paragraph-rsid="00da3446" style:font-size-asian="12pt" style:font-weight-asian="bold" style:font-size-complex="12pt" style:font-weight-complex="bold"/>
    </style:style>
    <style:style style:name="P14" style:family="paragraph" style:parent-style-name="Text_20_body">
      <style:text-properties style:font-name="Liberation Serif" fo:font-size="12pt" fo:language="fr" fo:country="FR" fo:font-weight="bold" officeooo:rsid="0084f43b" officeooo:paragraph-rsid="0084f43b" style:font-size-asian="12pt" style:font-weight-asian="bold" style:font-size-complex="12pt" style:font-weight-complex="bold"/>
    </style:style>
    <style:style style:name="P15" style:family="paragraph" style:parent-style-name="Text_20_body">
      <style:text-properties style:font-name="Liberation Serif" fo:font-size="12pt" fo:language="fr" fo:country="FR" fo:font-weight="bold" officeooo:rsid="00864f6b" officeooo:paragraph-rsid="008ae4da" style:font-size-asian="12pt" style:font-weight-asian="bold" style:font-size-complex="12pt" style:font-weight-complex="bold"/>
    </style:style>
    <style:style style:name="P16" style:family="paragraph" style:parent-style-name="Text_20_body">
      <style:text-properties style:font-name="Liberation Serif" fo:font-size="12pt" fo:language="fr" fo:country="FR" fo:font-weight="normal" officeooo:rsid="0084f43b" officeooo:paragraph-rsid="0084f43b" style:font-size-asian="12pt" style:font-weight-asian="normal" style:font-size-complex="12pt" style:font-weight-complex="normal"/>
    </style:style>
    <style:style style:name="P17" style:family="paragraph" style:parent-style-name="Text_20_body">
      <style:text-properties style:font-name="Liberation Serif" fo:font-size="12pt" fo:language="fr" fo:country="FR" fo:font-weight="normal" officeooo:rsid="00c26768" officeooo:paragraph-rsid="00c26768" style:font-size-asian="12pt" style:font-weight-asian="normal" style:font-size-complex="12pt" style:font-weight-complex="normal"/>
    </style:style>
    <style:style style:name="P18" style:family="paragraph" style:parent-style-name="Text_20_body">
      <style:text-properties fo:language="fr" fo:country="FR"/>
    </style:style>
    <style:style style:name="P19" style:family="paragraph" style:parent-style-name="Text_20_body">
      <style:text-properties fo:language="fr" fo:country="FR" officeooo:rsid="001fc78c" officeooo:paragraph-rsid="001fc78c"/>
    </style:style>
    <style:style style:name="P20" style:family="paragraph" style:parent-style-name="Text_20_body">
      <style:text-properties fo:language="fr" fo:country="FR" officeooo:rsid="00205b1a" officeooo:paragraph-rsid="00205b1a"/>
    </style:style>
    <style:style style:name="P21" style:family="paragraph" style:parent-style-name="Text_20_body">
      <style:text-properties fo:language="fr" fo:country="FR" fo:font-weight="normal" officeooo:rsid="00205b1a" officeooo:paragraph-rsid="00205b1a" style:font-weight-asian="normal" style:font-weight-complex="normal"/>
    </style:style>
    <style:style style:name="P22" style:family="paragraph" style:parent-style-name="Text_20_body">
      <style:text-properties fo:language="fr" fo:country="FR" fo:font-weight="normal" officeooo:rsid="0021bb17" officeooo:paragraph-rsid="0021bb17" style:font-weight-asian="normal" style:font-weight-complex="normal"/>
    </style:style>
    <style:style style:name="P23" style:family="paragraph" style:parent-style-name="Text_20_body">
      <style:text-properties fo:language="fr" fo:country="FR" fo:font-weight="normal" officeooo:rsid="002324e4" officeooo:paragraph-rsid="002324e4" style:font-weight-asian="normal" style:font-weight-complex="normal"/>
    </style:style>
    <style:style style:name="P24" style:family="paragraph" style:parent-style-name="Text_20_body">
      <style:text-properties fo:language="fr" fo:country="FR" fo:font-weight="normal" officeooo:rsid="006a68d6" officeooo:paragraph-rsid="006b4ddf" style:font-weight-asian="normal" style:font-weight-complex="normal"/>
    </style:style>
    <style:style style:name="P25" style:family="paragraph" style:parent-style-name="Text_20_body">
      <style:text-properties fo:language="fr" fo:country="FR" officeooo:paragraph-rsid="0021bb17"/>
    </style:style>
    <style:style style:name="P26" style:family="paragraph" style:parent-style-name="Text_20_body">
      <style:text-properties fo:language="fr" fo:country="FR" officeooo:rsid="00276bfd" officeooo:paragraph-rsid="00276bfd"/>
    </style:style>
    <style:style style:name="P27" style:family="paragraph" style:parent-style-name="Text_20_body">
      <style:text-properties fo:language="fr" fo:country="FR" officeooo:rsid="0028277d" officeooo:paragraph-rsid="0028277d"/>
    </style:style>
    <style:style style:name="P28" style:family="paragraph" style:parent-style-name="Text_20_body">
      <style:text-properties fo:language="fr" fo:country="FR" officeooo:rsid="00294ef6" officeooo:paragraph-rsid="00294ef6"/>
    </style:style>
    <style:style style:name="P29" style:family="paragraph" style:parent-style-name="Text_20_body">
      <style:text-properties fo:language="fr" fo:country="FR" fo:font-style="normal" officeooo:rsid="00294ef6" officeooo:paragraph-rsid="00294ef6" style:font-style-asian="normal" style:font-style-complex="normal"/>
    </style:style>
    <style:style style:name="P30" style:family="paragraph" style:parent-style-name="Text_20_body">
      <style:text-properties fo:language="fr" fo:country="FR" fo:font-style="normal" fo:font-weight="normal" officeooo:rsid="00294ef6" officeooo:paragraph-rsid="002970dc" style:font-style-asian="normal" style:font-weight-asian="normal" style:font-style-complex="normal" style:font-weight-complex="normal"/>
    </style:style>
    <style:style style:name="P31" style:family="paragraph" style:parent-style-name="Text_20_body">
      <style:text-properties fo:language="fr" fo:country="FR" fo:font-weight="bold" officeooo:rsid="005851a3" officeooo:paragraph-rsid="005851a3" style:font-weight-asian="bold" style:font-weight-complex="bold"/>
    </style:style>
    <style:style style:name="P32" style:family="paragraph" style:parent-style-name="Text_20_body">
      <style:text-properties fo:language="fr" fo:country="FR" fo:font-weight="bold" officeooo:rsid="006a68d6" officeooo:paragraph-rsid="00a90840" style:font-weight-asian="bold" style:font-weight-complex="bold"/>
    </style:style>
    <style:style style:name="P33" style:family="paragraph" style:parent-style-name="Text_20_body">
      <style:text-properties fo:language="fr" fo:country="FR" fo:font-weight="bold" officeooo:rsid="006996df" officeooo:paragraph-rsid="006996df" style:font-weight-asian="bold" style:font-weight-complex="bold"/>
    </style:style>
    <style:style style:name="P34" style:family="paragraph" style:parent-style-name="Text_20_body">
      <style:text-properties fo:language="fr" fo:country="FR" fo:font-weight="bold" officeooo:rsid="006996df" officeooo:paragraph-rsid="00aab682" style:font-weight-asian="bold" style:font-weight-complex="bold"/>
    </style:style>
    <style:style style:name="P35" style:family="paragraph" style:parent-style-name="Text_20_body">
      <style:text-properties fo:language="fr" fo:country="FR" fo:font-weight="bold" officeooo:rsid="007ef07a" officeooo:paragraph-rsid="007f71c8" style:font-weight-asian="bold" style:font-weight-complex="bold"/>
    </style:style>
    <style:style style:name="P36" style:family="paragraph" style:parent-style-name="Text_20_body">
      <style:text-properties fo:language="fr" fo:country="FR" fo:font-weight="bold" officeooo:rsid="007da2f6" officeooo:paragraph-rsid="007da2f6" style:font-weight-asian="bold" style:font-weight-complex="bold"/>
    </style:style>
    <style:style style:name="P37" style:family="paragraph" style:parent-style-name="Text_20_body">
      <style:text-properties fo:language="fr" fo:country="FR" fo:font-weight="bold" officeooo:rsid="00e1f439" officeooo:paragraph-rsid="00e1f439" style:font-weight-asian="bold" style:font-weight-complex="bold"/>
    </style:style>
    <style:style style:name="P38" style:family="paragraph" style:parent-style-name="Text_20_body">
      <style:text-properties fo:language="fr" fo:country="FR" officeooo:rsid="002a3fb0" officeooo:paragraph-rsid="002d8ca4"/>
    </style:style>
    <style:style style:name="P39" style:family="paragraph" style:parent-style-name="Text_20_body">
      <style:text-properties fo:language="fr" fo:country="FR" officeooo:rsid="002a565c" officeooo:paragraph-rsid="002a565c"/>
    </style:style>
    <style:style style:name="P40" style:family="paragraph" style:parent-style-name="Text_20_body">
      <style:text-properties fo:language="fr" fo:country="FR" officeooo:rsid="00349dd9" officeooo:paragraph-rsid="00380049"/>
    </style:style>
    <style:style style:name="P41" style:family="paragraph" style:parent-style-name="Text_20_body">
      <style:text-properties fo:language="fr" fo:country="FR" officeooo:rsid="0036020c" officeooo:paragraph-rsid="0036020c"/>
    </style:style>
    <style:style style:name="P42" style:family="paragraph" style:parent-style-name="Text_20_body">
      <style:text-properties fo:language="fr" fo:country="FR" officeooo:rsid="00380049" officeooo:paragraph-rsid="00380049"/>
    </style:style>
    <style:style style:name="P43" style:family="paragraph" style:parent-style-name="Text_20_body">
      <style:text-properties fo:language="fr" fo:country="FR" officeooo:rsid="00380049" officeooo:paragraph-rsid="005851a3"/>
    </style:style>
    <style:style style:name="P44" style:family="paragraph" style:parent-style-name="Text_20_body">
      <style:text-properties fo:language="fr" fo:country="FR" officeooo:rsid="005002f7" officeooo:paragraph-rsid="005002f7"/>
    </style:style>
    <style:style style:name="P45" style:family="paragraph" style:parent-style-name="Text_20_body">
      <style:text-properties fo:language="fr" fo:country="FR" officeooo:rsid="005afc8b" officeooo:paragraph-rsid="005bdde2"/>
    </style:style>
    <style:style style:name="P46" style:family="paragraph" style:parent-style-name="Text_20_body">
      <style:text-properties fo:language="fr" fo:country="FR" officeooo:rsid="005c73a6" officeooo:paragraph-rsid="005c73a6"/>
    </style:style>
    <style:style style:name="P47" style:family="paragraph" style:parent-style-name="Text_20_body">
      <style:text-properties fo:language="fr" fo:country="FR" officeooo:rsid="005c73a6" officeooo:paragraph-rsid="005d87a1"/>
    </style:style>
    <style:style style:name="P48" style:family="paragraph" style:parent-style-name="Text_20_body">
      <style:text-properties fo:language="fr" fo:country="FR" officeooo:rsid="005c73a6" officeooo:paragraph-rsid="010cb5e9"/>
    </style:style>
    <style:style style:name="P49" style:family="paragraph" style:parent-style-name="Text_20_body">
      <style:text-properties fo:language="fr" fo:country="FR" officeooo:rsid="005c73a6" officeooo:paragraph-rsid="0112a9b6"/>
    </style:style>
    <style:style style:name="P50" style:family="paragraph" style:parent-style-name="Text_20_body">
      <style:text-properties fo:language="fr" fo:country="FR" officeooo:rsid="0066b677" officeooo:paragraph-rsid="00672dee"/>
    </style:style>
    <style:style style:name="P51" style:family="paragraph" style:parent-style-name="Text_20_body">
      <style:text-properties fo:language="fr" fo:country="FR" officeooo:rsid="00672dee" officeooo:paragraph-rsid="00672dee"/>
    </style:style>
    <style:style style:name="P52" style:family="paragraph" style:parent-style-name="Text_20_body">
      <style:text-properties fo:language="fr" fo:country="FR" officeooo:rsid="00672dee" officeooo:paragraph-rsid="00a90840"/>
    </style:style>
    <style:style style:name="P53" style:family="paragraph" style:parent-style-name="Text_20_body">
      <style:text-properties fo:language="fr" fo:country="FR" officeooo:rsid="006dcfe8" officeooo:paragraph-rsid="006dcfe8"/>
    </style:style>
    <style:style style:name="P54" style:family="paragraph" style:parent-style-name="Text_20_body">
      <style:text-properties fo:language="fr" fo:country="FR" officeooo:rsid="006f43ef" officeooo:paragraph-rsid="006f43ef"/>
    </style:style>
    <style:style style:name="P55" style:family="paragraph" style:parent-style-name="Text_20_body">
      <style:text-properties fo:language="fr" fo:country="FR" officeooo:rsid="0077d9e6" officeooo:paragraph-rsid="0077d9e6"/>
    </style:style>
    <style:style style:name="P56" style:family="paragraph" style:parent-style-name="Text_20_body">
      <style:text-properties fo:language="fr" fo:country="FR" officeooo:rsid="0077d9e6" officeooo:paragraph-rsid="007d5810"/>
    </style:style>
    <style:style style:name="P57" style:family="paragraph" style:parent-style-name="Text_20_body">
      <style:text-properties fo:language="fr" fo:country="FR" officeooo:rsid="007d5810" officeooo:paragraph-rsid="007d5810"/>
    </style:style>
    <style:style style:name="P58" style:family="paragraph" style:parent-style-name="Text_20_body">
      <style:text-properties fo:language="fr" fo:country="FR" officeooo:rsid="007d5810" officeooo:paragraph-rsid="007ef07a"/>
    </style:style>
    <style:style style:name="P59" style:family="paragraph" style:parent-style-name="Text_20_body">
      <style:text-properties fo:language="fr" fo:country="FR" officeooo:rsid="007d5810" officeooo:paragraph-rsid="007da2f6"/>
    </style:style>
    <style:style style:name="P60" style:family="paragraph" style:parent-style-name="Text_20_body">
      <style:text-properties fo:language="fr" fo:country="FR" officeooo:paragraph-rsid="007ef07a"/>
    </style:style>
    <style:style style:name="P61" style:family="paragraph" style:parent-style-name="Text_20_body">
      <style:text-properties fo:language="fr" fo:country="FR" officeooo:paragraph-rsid="007a8fe9"/>
    </style:style>
    <style:style style:name="P62" style:family="paragraph" style:parent-style-name="Text_20_body">
      <style:text-properties fo:language="fr" fo:country="FR" officeooo:rsid="007a8fe9" officeooo:paragraph-rsid="007a8fe9"/>
    </style:style>
    <style:style style:name="P63" style:family="paragraph" style:parent-style-name="Text_20_body">
      <style:text-properties fo:language="fr" fo:country="FR" officeooo:paragraph-rsid="007c0d63"/>
    </style:style>
    <style:style style:name="P64" style:family="paragraph" style:parent-style-name="Text_20_body">
      <style:text-properties fo:language="fr" fo:country="FR" officeooo:paragraph-rsid="007f71c8"/>
    </style:style>
    <style:style style:name="P65" style:family="paragraph" style:parent-style-name="Text_20_body">
      <style:text-properties fo:language="fr" fo:country="FR" officeooo:rsid="00707b0f" officeooo:paragraph-rsid="00707b0f"/>
    </style:style>
    <style:style style:name="P66" style:family="paragraph" style:parent-style-name="Text_20_body">
      <style:text-properties fo:language="fr" fo:country="FR" officeooo:rsid="0112a9b6" officeooo:paragraph-rsid="0112a9b6"/>
    </style:style>
    <style:style style:name="P67" style:family="paragraph" style:parent-style-name="Title">
      <style:text-properties fo:language="fr" fo:country="FR"/>
    </style:style>
    <style:style style:name="P68" style:family="paragraph" style:parent-style-name="Code">
      <style:text-properties fo:language="fr" fo:country="FR"/>
    </style:style>
    <style:style style:name="P69" style:family="paragraph" style:parent-style-name="Code">
      <style:text-properties fo:language="fr" fo:country="FR" officeooo:rsid="0077d9e6" officeooo:paragraph-rsid="0077d9e6"/>
    </style:style>
    <style:style style:name="P70" style:family="paragraph" style:parent-style-name="Command">
      <style:text-properties fo:language="fr" fo:country="FR"/>
    </style:style>
    <style:style style:name="P71" style:family="paragraph" style:parent-style-name="Command">
      <style:text-properties fo:language="fr" fo:country="FR" officeooo:paragraph-rsid="002d341b"/>
    </style:style>
    <style:style style:name="P72" style:family="paragraph" style:parent-style-name="Command">
      <style:text-properties fo:language="fr" fo:country="FR" officeooo:rsid="002d8ca4" officeooo:paragraph-rsid="002d8ca4"/>
    </style:style>
    <style:style style:name="P73" style:family="paragraph" style:parent-style-name="Command">
      <style:text-properties fo:language="fr" fo:country="FR" officeooo:rsid="002a565c" officeooo:paragraph-rsid="002a565c"/>
    </style:style>
    <style:style style:name="P74" style:family="paragraph" style:parent-style-name="Subtitle">
      <style:text-properties fo:language="fr" fo:country="FR" officeooo:rsid="001fc78c" officeooo:paragraph-rsid="001fc78c"/>
    </style:style>
    <style:style style:name="P75" style:family="paragraph" style:parent-style-name="Text_20_body">
      <style:paragraph-properties fo:break-before="page"/>
      <style:text-properties fo:language="fr" fo:country="FR" officeooo:rsid="007a8fe9" officeooo:paragraph-rsid="007a8fe9"/>
    </style:style>
    <style:style style:name="P76" style:family="paragraph" style:parent-style-name="Text_20_body">
      <style:paragraph-properties fo:break-before="page"/>
      <style:text-properties style:use-window-font-color="true" fo:language="fr" fo:country="FR" fo:font-weight="bold" officeooo:rsid="00774d21" officeooo:paragraph-rsid="00774d21" style:font-weight-asian="bold" style:font-weight-complex="bold"/>
    </style:style>
    <style:style style:name="P77" style:family="paragraph" style:parent-style-name="Text_20_body">
      <style:paragraph-properties fo:break-before="page"/>
      <style:text-properties style:font-name="Liberation Serif" fo:font-size="12pt" fo:language="fr" fo:country="FR" officeooo:rsid="00830a2d" officeooo:paragraph-rsid="00830a2d" style:font-size-asian="12pt" style:font-size-complex="12pt"/>
    </style:style>
    <style:style style:name="P78" style:family="paragraph" style:parent-style-name="Text_20_body">
      <style:text-properties fo:color="#800000" fo:language="fr" fo:country="FR" officeooo:rsid="012e665a" officeooo:paragraph-rsid="006dcfe8"/>
    </style:style>
    <style:style style:name="P79" style:family="paragraph" style:parent-style-name="Text_20_body">
      <style:text-properties fo:language="fr" fo:country="FR" officeooo:rsid="0061f749" officeooo:paragraph-rsid="0130d6f2"/>
    </style:style>
    <style:style style:name="P80" style:family="paragraph" style:parent-style-name="Text_20_body">
      <style:text-properties fo:language="fr" fo:country="FR" officeooo:rsid="0061f749" officeooo:paragraph-rsid="0132e2d6"/>
    </style:style>
    <style:style style:name="P81" style:family="paragraph" style:parent-style-name="Text_20_body">
      <style:text-properties fo:language="fr" fo:country="FR" officeooo:rsid="00642985" officeooo:paragraph-rsid="0130d6f2"/>
    </style:style>
    <style:style style:name="P82" style:family="paragraph" style:parent-style-name="Text_20_body">
      <style:text-properties fo:language="fr" fo:country="FR" officeooo:rsid="00642985" officeooo:paragraph-rsid="0133a148"/>
    </style:style>
    <style:style style:name="P83" style:family="paragraph" style:parent-style-name="Text_20_body">
      <style:text-properties fo:language="fr" fo:country="FR" officeooo:paragraph-rsid="0130d6f2"/>
    </style:style>
    <style:style style:name="P84" style:family="paragraph" style:parent-style-name="Text_20_body">
      <style:text-properties fo:language="fr" fo:country="FR" officeooo:rsid="0036020c" officeooo:paragraph-rsid="0036020c"/>
    </style:style>
    <style:style style:name="P85" style:family="paragraph" style:parent-style-name="Text_20_body">
      <style:text-properties fo:language="fr" fo:country="FR" fo:font-weight="normal" officeooo:rsid="0133a148" officeooo:paragraph-rsid="0133a148" style:font-weight-asian="normal" style:font-weight-complex="normal"/>
    </style:style>
    <style:style style:name="P86" style:family="paragraph" style:parent-style-name="Text_20_body">
      <style:text-properties fo:language="fr" fo:country="FR" officeooo:paragraph-rsid="0134791e"/>
    </style:style>
    <style:style style:name="P87" style:family="paragraph" style:parent-style-name="Text_20_body">
      <style:text-properties fo:language="fr" fo:country="FR" officeooo:rsid="0134791e" officeooo:paragraph-rsid="0134791e"/>
    </style:style>
    <style:style style:name="P88" style:family="paragraph" style:parent-style-name="Text_20_body">
      <style:text-properties fo:language="fr" fo:country="FR" officeooo:paragraph-rsid="0050d291"/>
    </style:style>
    <style:style style:name="P89" style:family="paragraph" style:parent-style-name="Text_20_body">
      <style:text-properties officeooo:paragraph-rsid="00349d38"/>
    </style:style>
    <style:style style:name="P90" style:family="paragraph" style:parent-style-name="Text_20_body">
      <style:text-properties officeooo:rsid="0036020c" officeooo:paragraph-rsid="0133d368"/>
    </style:style>
    <style:style style:name="P91" style:family="paragraph" style:parent-style-name="Text_20_body">
      <style:text-properties officeooo:paragraph-rsid="013486b8"/>
    </style:style>
    <style:style style:name="P92" style:family="paragraph" style:parent-style-name="Text_20_body">
      <style:text-properties officeooo:rsid="005afc8b" officeooo:paragraph-rsid="005bdde2"/>
    </style:style>
    <style:style style:name="P93" style:family="paragraph" style:parent-style-name="Text_20_body">
      <style:paragraph-properties fo:break-before="page"/>
      <style:text-properties fo:language="fr" fo:country="FR" officeooo:rsid="00642985" officeooo:paragraph-rsid="0133a148"/>
    </style:style>
    <style:style style:name="P94" style:family="paragraph" style:parent-style-name="Heading_20_1">
      <style:text-properties fo:language="fr" fo:country="FR" officeooo:rsid="001fc78c" officeooo:paragraph-rsid="001fc78c"/>
    </style:style>
    <style:style style:name="P95" style:family="paragraph" style:parent-style-name="Heading_20_1">
      <style:text-properties fo:language="fr" fo:country="FR" officeooo:rsid="00205b1a" officeooo:paragraph-rsid="00205b1a"/>
    </style:style>
    <style:style style:name="P96" style:family="paragraph" style:parent-style-name="Heading_20_1">
      <style:paragraph-properties fo:break-before="page"/>
      <style:text-properties fo:language="fr" fo:country="FR" officeooo:rsid="00276bfd" officeooo:paragraph-rsid="00276bfd"/>
    </style:style>
    <style:style style:name="P97" style:family="paragraph" style:parent-style-name="Heading_20_1">
      <style:paragraph-properties fo:break-before="page"/>
      <style:text-properties fo:language="fr" fo:country="FR" officeooo:rsid="0032d9f8" officeooo:paragraph-rsid="0032d9f8"/>
    </style:style>
    <style:style style:name="P98" style:family="paragraph" style:parent-style-name="Heading_20_1">
      <style:paragraph-properties fo:break-before="page"/>
      <style:text-properties fo:language="fr" fo:country="FR" officeooo:rsid="0039cbc2" officeooo:paragraph-rsid="0039cbc2"/>
    </style:style>
    <style:style style:name="P99" style:family="paragraph" style:parent-style-name="Code">
      <style:text-properties officeooo:paragraph-rsid="0130d6f2"/>
    </style:style>
    <style:style style:name="P100" style:family="paragraph" style:parent-style-name="Code">
      <style:text-properties style:use-window-font-color="true"/>
    </style:style>
    <style:style style:name="P101" style:family="paragraph" style:parent-style-name="Code">
      <style:text-properties style:use-window-font-color="true" officeooo:rsid="0134191a" officeooo:paragraph-rsid="0134191a"/>
    </style:style>
    <style:style style:name="T1" style:family="text">
      <style:text-properties fo:language="fr" fo:country="FR"/>
    </style:style>
    <style:style style:name="T2" style:family="text">
      <style:text-properties fo:language="fr" fo:country="FR" officeooo:rsid="00961282"/>
    </style:style>
    <style:style style:name="T3" style:family="text">
      <style:text-properties fo:language="fr" fo:country="FR" officeooo:rsid="001fc78c"/>
    </style:style>
    <style:style style:name="T4" style:family="text">
      <style:text-properties fo:language="fr" fo:country="FR" officeooo:rsid="008bd216"/>
    </style:style>
    <style:style style:name="T5" style:family="text">
      <style:text-properties fo:language="fr" fo:country="FR" officeooo:rsid="006ba052"/>
    </style:style>
    <style:style style:name="T6" style:family="text">
      <style:text-properties fo:language="fr" fo:country="FR" officeooo:rsid="005bdde2"/>
    </style:style>
    <style:style style:name="T7" style:family="text">
      <style:text-properties fo:language="fr" fo:country="FR" officeooo:rsid="00b7f42e"/>
    </style:style>
    <style:style style:name="T8" style:family="text">
      <style:text-properties fo:language="fr" fo:country="FR" officeooo:rsid="00349d38"/>
    </style:style>
    <style:style style:name="T9" style:family="text">
      <style:text-properties fo:language="fr" fo:country="FR" officeooo:rsid="0133d368"/>
    </style:style>
    <style:style style:name="T10" style:family="text">
      <style:text-properties fo:language="fr" fo:country="FR" officeooo:rsid="013486b8"/>
    </style:style>
    <style:style style:name="T11" style:family="text">
      <style:text-properties fo:font-weight="bold" style:font-weight-asian="bold" style:font-weight-complex="bold"/>
    </style:style>
    <style:style style:name="T12" style:family="text">
      <style:text-properties fo:font-weight="bold" officeooo:rsid="002324e4" style:font-weight-asian="bold" style:font-weight-complex="bold"/>
    </style:style>
    <style:style style:name="T13" style:family="text">
      <style:text-properties fo:font-weight="bold" officeooo:rsid="0050d291" style:font-weight-asian="bold" style:font-weight-complex="bold"/>
    </style:style>
    <style:style style:name="T14" style:family="text">
      <style:text-properties fo:font-weight="bold" officeooo:rsid="0021bb17" style:font-weight-asian="bold" style:font-weight-complex="bold"/>
    </style:style>
    <style:style style:name="T15" style:family="text">
      <style:text-properties fo:font-weight="bold" officeooo:rsid="0052cb66" style:font-weight-asian="bold" style:font-weight-complex="bold"/>
    </style:style>
    <style:style style:name="T16" style:family="text">
      <style:text-properties fo:font-weight="bold" officeooo:rsid="005851a3" style:font-weight-asian="bold" style:font-weight-complex="bold"/>
    </style:style>
    <style:style style:name="T17" style:family="text">
      <style:text-properties fo:font-weight="bold" officeooo:rsid="006b4ddf" style:font-weight-asian="bold" style:font-weight-complex="bold"/>
    </style:style>
    <style:style style:name="T18" style:family="text">
      <style:text-properties fo:font-weight="bold" officeooo:rsid="007a8fe9" style:font-weight-asian="bold" style:font-weight-complex="bold"/>
    </style:style>
    <style:style style:name="T19" style:family="text">
      <style:text-properties fo:font-weight="bold" officeooo:rsid="007c0d63" style:font-weight-asian="bold" style:font-weight-complex="bold"/>
    </style:style>
    <style:style style:name="T20" style:family="text">
      <style:text-properties fo:font-weight="bold" officeooo:rsid="007ef07a" style:font-weight-asian="bold" style:font-weight-complex="bold"/>
    </style:style>
    <style:style style:name="T21" style:family="text">
      <style:text-properties fo:font-weight="bold" officeooo:rsid="007f71c8" style:font-weight-asian="bold" style:font-weight-complex="bold"/>
    </style:style>
    <style:style style:name="T22" style:family="text">
      <style:text-properties fo:font-weight="bold" officeooo:rsid="008233ae" style:font-weight-asian="bold" style:font-weight-complex="bold"/>
    </style:style>
    <style:style style:name="T23" style:family="text">
      <style:text-properties fo:font-weight="bold" officeooo:rsid="0082b523" style:font-weight-asian="bold" style:font-weight-complex="bold"/>
    </style:style>
    <style:style style:name="T24" style:family="text">
      <style:text-properties fo:font-weight="bold" officeooo:rsid="008bd216" style:font-weight-asian="bold" style:font-weight-complex="bold"/>
    </style:style>
    <style:style style:name="T25" style:family="text">
      <style:text-properties fo:font-weight="bold" officeooo:rsid="00966050" style:font-weight-asian="bold" style:font-weight-complex="bold"/>
    </style:style>
    <style:style style:name="T26" style:family="text">
      <style:text-properties fo:font-weight="bold" officeooo:rsid="00976567" style:font-weight-asian="bold" style:font-weight-complex="bold"/>
    </style:style>
    <style:style style:name="T27" style:family="text">
      <style:text-properties fo:font-weight="bold" officeooo:rsid="00994817" style:font-weight-asian="bold" style:font-weight-complex="bold"/>
    </style:style>
    <style:style style:name="T28" style:family="text">
      <style:text-properties fo:font-weight="bold" officeooo:rsid="009d7b06" style:font-weight-asian="bold" style:font-weight-complex="bold"/>
    </style:style>
    <style:style style:name="T29" style:family="text">
      <style:text-properties fo:font-weight="bold" officeooo:rsid="00a46b0e" style:font-weight-asian="bold" style:font-weight-complex="bold"/>
    </style:style>
    <style:style style:name="T30" style:family="text">
      <style:text-properties fo:font-weight="bold" officeooo:rsid="011991a5" style:font-weight-asian="bold" style:font-weight-complex="bold"/>
    </style:style>
    <style:style style:name="T31" style:family="text">
      <style:text-properties fo:font-weight="bold" officeooo:rsid="0129144f" style:font-weight-asian="bold" style:font-weight-complex="bold"/>
    </style:style>
    <style:style style:name="T32" style:family="text">
      <style:text-properties fo:font-weight="bold" officeooo:rsid="0132e2d6" style:font-weight-asian="bold" style:font-weight-complex="bold"/>
    </style:style>
    <style:style style:name="T33" style:family="text">
      <style:text-properties fo:font-weight="bold" officeooo:rsid="0133a148" style:font-weight-asian="bold" style:font-weight-complex="bold"/>
    </style:style>
    <style:style style:name="T34" style:family="text">
      <style:text-properties fo:font-weight="bold" officeooo:rsid="0134791e" style:font-weight-asian="bold" style:font-weight-complex="bold"/>
    </style:style>
    <style:style style:name="T35" style:family="text">
      <style:text-properties officeooo:rsid="0021bb17"/>
    </style:style>
    <style:style style:name="T36" style:family="text">
      <style:text-properties officeooo:rsid="002324e4"/>
    </style:style>
    <style:style style:name="T37" style:family="text">
      <style:text-properties fo:font-weight="normal" style:font-weight-asian="normal" style:font-weight-complex="normal"/>
    </style:style>
    <style:style style:name="T38" style:family="text">
      <style:text-properties fo:font-weight="normal" officeooo:rsid="0069aed8" style:font-weight-asian="normal" style:font-weight-complex="normal"/>
    </style:style>
    <style:style style:name="T39" style:family="text">
      <style:text-properties fo:font-weight="normal" officeooo:rsid="0077fd9a" style:font-weight-asian="normal" style:font-weight-complex="normal"/>
    </style:style>
    <style:style style:name="T40" style:family="text">
      <style:text-properties fo:font-weight="normal" officeooo:rsid="007a8fe9" style:font-weight-asian="normal" style:font-weight-complex="normal"/>
    </style:style>
    <style:style style:name="T41" style:family="text">
      <style:text-properties fo:font-weight="normal" officeooo:rsid="0084f43b" style:font-weight-asian="normal" style:font-weight-complex="normal"/>
    </style:style>
    <style:style style:name="T42" style:family="text">
      <style:text-properties fo:font-weight="normal" officeooo:rsid="0087959d" style:font-weight-asian="normal" style:font-weight-complex="normal"/>
    </style:style>
    <style:style style:name="T43" style:family="text">
      <style:text-properties fo:font-weight="normal" officeooo:rsid="0088c094" style:font-weight-asian="normal" style:font-weight-complex="normal"/>
    </style:style>
    <style:style style:name="T44" style:family="text">
      <style:text-properties fo:font-weight="normal" officeooo:rsid="008ae4da" style:font-weight-asian="normal" style:font-weight-complex="normal"/>
    </style:style>
    <style:style style:name="T45" style:family="text">
      <style:text-properties fo:font-weight="normal" officeooo:rsid="00a30412" style:font-weight-asian="normal" style:font-weight-complex="normal"/>
    </style:style>
    <style:style style:name="T46" style:family="text">
      <style:text-properties fo:font-weight="normal" officeooo:rsid="00aafbc8" style:font-weight-asian="normal" style:font-weight-complex="normal"/>
    </style:style>
    <style:style style:name="T47" style:family="text">
      <style:text-properties fo:font-weight="normal" officeooo:rsid="00c26768" style:font-weight-asian="normal" style:font-weight-complex="normal"/>
    </style:style>
    <style:style style:name="T48" style:family="text">
      <style:text-properties fo:font-weight="normal" officeooo:rsid="00c97254" style:font-weight-asian="normal" style:font-weight-complex="normal"/>
    </style:style>
    <style:style style:name="T49" style:family="text">
      <style:text-properties fo:font-weight="normal" officeooo:rsid="00e6cf18" style:font-weight-asian="normal" style:font-weight-complex="normal"/>
    </style:style>
    <style:style style:name="T50" style:family="text">
      <style:text-properties fo:font-weight="normal" officeooo:rsid="0132e2d6" style:font-weight-asian="normal" style:font-weight-complex="normal"/>
    </style:style>
    <style:style style:name="T51" style:family="text">
      <style:text-properties officeooo:rsid="0024ff5f"/>
    </style:style>
    <style:style style:name="T52" style:family="text">
      <style:text-properties fo:font-style="italic" style:font-style-asian="italic" style:font-style-complex="italic"/>
    </style:style>
    <style:style style:name="T53" style:family="text">
      <style:text-properties fo:font-style="italic" officeooo:rsid="002324e4" style:font-style-asian="italic" style:font-style-complex="italic"/>
    </style:style>
    <style:style style:name="T54" style:family="text">
      <style:text-properties fo:font-style="italic" officeooo:rsid="0024ff5f" style:font-style-asian="italic" style:font-style-complex="italic"/>
    </style:style>
    <style:style style:name="T55" style:family="text">
      <style:text-properties fo:font-style="italic" officeooo:rsid="008bd216" style:font-style-asian="italic" style:font-style-complex="italic"/>
    </style:style>
    <style:style style:name="T56" style:family="text">
      <style:text-properties fo:font-style="italic" officeooo:rsid="008fd859" style:font-style-asian="italic" style:font-style-complex="italic"/>
    </style:style>
    <style:style style:name="T57" style:family="text">
      <style:text-properties fo:font-style="italic" officeooo:rsid="009236c1" style:font-style-asian="italic" style:font-style-complex="italic"/>
    </style:style>
    <style:style style:name="T58" style:family="text">
      <style:text-properties fo:font-style="italic" officeooo:rsid="00b4621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294ef6" style:font-style-asian="italic" style:font-weight-asian="normal" style:font-style-complex="italic" style:font-weight-complex="normal"/>
    </style:style>
    <style:style style:name="T61" style:family="text">
      <style:text-properties fo:font-style="italic" fo:font-weight="normal" officeooo:rsid="008bd216" style:font-style-asian="italic" style:font-weight-asian="normal" style:font-style-complex="italic" style:font-weight-complex="normal"/>
    </style:style>
    <style:style style:name="T62" style:family="text">
      <style:text-properties fo:font-style="italic" fo:font-weight="normal" officeooo:rsid="009236c1" style:font-style-asian="italic" style:font-weight-asian="normal" style:font-style-complex="italic" style:font-weight-complex="normal"/>
    </style:style>
    <style:style style:name="T63" style:family="text">
      <style:text-properties style:font-name="DejaVu Sans Mono1" fo:font-size="11pt" style:font-size-asian="11pt" style:font-size-complex="11pt"/>
    </style:style>
    <style:style style:name="T64" style:family="text">
      <style:text-properties style:font-name="DejaVu Sans Mono1" fo:font-size="11pt" officeooo:rsid="002a565c" style:font-size-asian="11pt" style:font-size-complex="11pt"/>
    </style:style>
    <style:style style:name="T65" style:family="text">
      <style:text-properties style:font-name="DejaVu Sans Mono1" fo:font-size="11pt" officeooo:rsid="009236c1" style:font-size-asian="11pt" style:font-size-complex="11pt"/>
    </style:style>
    <style:style style:name="T66" style:family="text">
      <style:text-properties style:font-name="DejaVu Sans Mono1" fo:font-size="11pt" officeooo:rsid="0093b966" style:font-size-asian="11pt" style:font-size-complex="11pt"/>
    </style:style>
    <style:style style:name="T67" style:family="text">
      <style:text-properties style:font-name="DejaVu Sans Mono1" fo:font-size="11pt" officeooo:rsid="01079830" style:font-size-asian="11pt" style:font-size-complex="11pt"/>
    </style:style>
    <style:style style:name="T68" style:family="text">
      <style:text-properties style:font-name="DejaVu Sans Mono1" fo:font-size="11pt" fo:language="fr" fo:country="FR" style:font-size-asian="11pt" style:font-size-complex="11pt"/>
    </style:style>
    <style:style style:name="T69" style:family="text">
      <style:text-properties style:font-name="DejaVu Sans Mono1" fo:font-size="10pt" style:font-size-asian="10pt" style:font-size-complex="10pt"/>
    </style:style>
    <style:style style:name="T70" style:family="text">
      <style:text-properties style:font-name="DejaVu Sans Mono1" fo:font-size="10pt" officeooo:rsid="006f43ef" style:font-size-asian="10pt" style:font-size-complex="10pt"/>
    </style:style>
    <style:style style:name="T71" style:family="text">
      <style:text-properties style:font-name="DejaVu Sans Mono1" fo:font-size="10pt" officeooo:rsid="005d87a1" style:font-size-asian="10pt" style:font-size-complex="10pt"/>
    </style:style>
    <style:style style:name="T72" style:family="text">
      <style:text-properties style:font-name="DejaVu Sans Mono1" fo:font-size="10pt" officeooo:rsid="00b9d461" style:font-size-asian="10pt" style:font-size-complex="10pt"/>
    </style:style>
    <style:style style:name="T73" style:family="text">
      <style:text-properties style:font-name="DejaVu Sans Mono1" fo:font-size="10pt" officeooo:rsid="006b4ddf" style:font-size-asian="10pt" style:font-size-complex="10pt"/>
    </style:style>
    <style:style style:name="T74" style:family="text">
      <style:text-properties style:font-name="DejaVu Sans Mono1" fo:font-size="10pt" officeooo:rsid="007da2f6" style:font-size-asian="10pt" style:font-size-complex="10pt"/>
    </style:style>
    <style:style style:name="T75" style:family="text">
      <style:text-properties style:font-name="DejaVu Sans Mono1" fo:font-size="10pt" officeooo:rsid="007d5810" style:font-size-asian="10pt" style:font-size-complex="10pt"/>
    </style:style>
    <style:style style:name="T76" style:family="text">
      <style:text-properties style:font-name="DejaVu Sans Mono1" fo:font-size="10pt" officeooo:rsid="00e1b0d4" style:font-size-asian="10pt" style:font-size-complex="10pt"/>
    </style:style>
    <style:style style:name="T77" style:family="text">
      <style:text-properties style:font-name="DejaVu Sans Mono1" fo:font-size="10pt" officeooo:rsid="007c0d63" style:font-size-asian="10pt" style:font-size-complex="10pt"/>
    </style:style>
    <style:style style:name="T78" style:family="text">
      <style:text-properties style:font-name="DejaVu Sans Mono1" fo:font-size="10pt" officeooo:rsid="00d87ac6" style:font-size-asian="10pt" style:font-size-complex="10pt"/>
    </style:style>
    <style:style style:name="T79" style:family="text">
      <style:text-properties style:font-name="DejaVu Sans Mono1" fo:font-size="10pt" officeooo:rsid="007f71c8" style:font-size-asian="10pt" style:font-size-complex="10pt"/>
    </style:style>
    <style:style style:name="T80" style:family="text">
      <style:text-properties style:font-name="DejaVu Sans Mono1" fo:font-size="10pt" officeooo:rsid="0082b523" style:font-size-asian="10pt" style:font-size-complex="10pt"/>
    </style:style>
    <style:style style:name="T81" style:family="text">
      <style:text-properties style:font-name="DejaVu Sans Mono1" fo:font-size="10pt" officeooo:rsid="00c5c106" style:font-size-asian="10pt" style:font-size-complex="10pt"/>
    </style:style>
    <style:style style:name="T82" style:family="text">
      <style:text-properties style:font-name="DejaVu Sans Mono1" fo:font-size="10pt" officeooo:rsid="00deef31" style:font-size-asian="10pt" style:font-size-complex="10pt"/>
    </style:style>
    <style:style style:name="T83" style:family="text">
      <style:text-properties style:font-name="DejaVu Sans Mono1" fo:font-size="10pt" officeooo:rsid="0070ca40" style:font-size-asian="10pt" style:font-size-complex="10pt"/>
    </style:style>
    <style:style style:name="T84" style:family="text">
      <style:text-properties style:font-name="DejaVu Sans Mono1" fo:font-size="10pt" officeooo:rsid="00642985" style:font-size-asian="10pt" style:font-size-complex="10pt"/>
    </style:style>
    <style:style style:name="T85" style:family="text">
      <style:text-properties style:font-name="DejaVu Sans Mono1" fo:font-size="10pt" officeooo:rsid="013237a8" style:font-size-asian="10pt" style:font-size-complex="10pt"/>
    </style:style>
    <style:style style:name="T86" style:family="text">
      <style:text-properties style:font-name="DejaVu Sans Mono1" fo:font-size="10pt" officeooo:rsid="0134191a" style:font-size-asian="10pt" style:font-size-complex="10pt"/>
    </style:style>
    <style:style style:name="T87" style:family="text">
      <style:text-properties style:font-name="DejaVu Sans Mono1" fo:font-size="10pt" officeooo:rsid="0134791e" style:font-size-asian="10pt" style:font-size-complex="10pt"/>
    </style:style>
    <style:style style:name="T88" style:family="text">
      <style:text-properties style:font-name="DejaVu Sans Mono1" fo:font-size="10pt" officeooo:rsid="0050d291" style:font-size-asian="10pt" style:font-size-complex="10pt"/>
    </style:style>
    <style:style style:name="T89" style:family="text">
      <style:text-properties style:font-name="DejaVu Sans Mono1" fo:font-size="10pt" fo:language="fr" fo:country="FR" style:font-size-asian="10pt" style:font-size-complex="10pt"/>
    </style:style>
    <style:style style:name="T90" style:family="text">
      <style:text-properties style:font-name="DejaVu Sans Mono1" fo:font-size="10pt" fo:language="fr" fo:country="FR" officeooo:rsid="00349d38" style:font-size-asian="10pt" style:font-size-complex="10pt"/>
    </style:style>
    <style:style style:name="T91" style:family="text">
      <style:text-properties style:font-name="DejaVu Sans Mono1" fo:font-size="10pt" fo:language="fr" fo:country="FR" officeooo:rsid="0130d6f2" style:font-size-asian="10pt" style:font-size-complex="10pt"/>
    </style:style>
    <style:style style:name="T92" style:family="text">
      <style:text-properties style:font-name="DejaVu Sans Mono1" fo:font-size="10pt" fo:language="fr" fo:country="FR" officeooo:rsid="0133d368" style:font-size-asian="10pt" style:font-size-complex="10pt"/>
    </style:style>
    <style:style style:name="T93" style:family="text">
      <style:text-properties style:font-name="DejaVu Sans Mono1" fo:font-size="10pt" fo:font-weight="normal" style:font-size-asian="10pt" style:font-weight-asian="normal" style:font-size-complex="10pt" style:font-weight-complex="normal"/>
    </style:style>
    <style:style style:name="T94" style:family="text">
      <style:text-properties style:font-name="DejaVu Sans Mono1" fo:font-size="10pt" fo:font-weight="normal" officeooo:rsid="00de5fbb" style:font-size-asian="10pt" style:font-weight-asian="normal" style:font-size-complex="10pt" style:font-weight-complex="normal"/>
    </style:style>
    <style:style style:name="T95" style:family="text">
      <style:text-properties style:font-name="DejaVu Sans Mono1" fo:font-size="10.5pt" style:font-size-asian="10.5pt" style:font-size-complex="10.5pt"/>
    </style:style>
    <style:style style:name="T96" style:family="text">
      <style:text-properties style:font-name="DejaVu Sans Mono1" fo:font-size="10.5pt" officeooo:rsid="00642985" style:font-size-asian="10.5pt" style:font-size-complex="10.5pt"/>
    </style:style>
    <style:style style:name="T97" style:family="text">
      <style:text-properties style:font-name="DejaVu Sans Mono1" fo:font-size="10.5pt" officeooo:rsid="0079ed16" style:font-size-asian="10.5pt" style:font-size-complex="10.5pt"/>
    </style:style>
    <style:style style:name="T98" style:family="text">
      <style:text-properties style:font-name="DejaVu Sans Mono1" fo:font-size="10.5pt" officeooo:rsid="0134791e" style:font-size-asian="10.5pt" style:font-size-complex="10.5pt"/>
    </style:style>
    <style:style style:name="T99" style:family="text">
      <style:text-properties style:font-name="Liberation Serif"/>
    </style:style>
    <style:style style:name="T100" style:family="text">
      <style:text-properties style:font-name="Liberation Serif" fo:font-size="11pt" style:font-size-asian="11pt" style:font-size-complex="11pt"/>
    </style:style>
    <style:style style:name="T101" style:family="text">
      <style:text-properties style:font-name="Liberation Serif" fo:font-size="11pt" officeooo:rsid="002a565c" style:font-size-asian="11pt" style:font-size-complex="11pt"/>
    </style:style>
    <style:style style:name="T102" style:family="text">
      <style:text-properties style:font-name="Liberation Serif" fo:font-size="11pt" fo:language="fr" fo:country="FR" style:font-size-asian="11pt" style:font-size-complex="11pt"/>
    </style:style>
    <style:style style:name="T103" style:family="text">
      <style:text-properties style:font-name="Liberation Serif" fo:font-size="11pt" fo:language="fr" fo:country="FR" officeooo:rsid="00349d38" style:font-size-asian="11pt" style:font-size-complex="11pt"/>
    </style:style>
    <style:style style:name="T104" style:family="text">
      <style:text-properties style:font-name="Liberation Serif" fo:font-size="12pt" style:font-size-asian="12pt" style:font-size-complex="12pt"/>
    </style:style>
    <style:style style:name="T105" style:family="text">
      <style:text-properties style:font-name="Liberation Serif" fo:font-size="12pt" officeooo:rsid="002970dc" fo:background-color="transparent" loext:char-shading-value="0" style:font-size-asian="12pt" style:font-size-complex="12pt"/>
    </style:style>
    <style:style style:name="T106" style:family="text">
      <style:text-properties style:font-name="Liberation Serif" fo:font-size="12pt" officeooo:rsid="002d341b" fo:background-color="transparent" loext:char-shading-value="0" style:font-size-asian="12pt" style:font-size-complex="12pt"/>
    </style:style>
    <style:style style:name="T107" style:family="text">
      <style:text-properties style:font-name="Liberation Serif" fo:font-size="12pt" fo:font-style="italic" officeooo:rsid="002970dc" fo:background-color="transparent" loext:char-shading-value="0" style:font-size-asian="12pt" style:font-style-asian="italic" style:font-size-complex="12pt" style:font-style-complex="italic"/>
    </style:style>
    <style:style style:name="T108" style:family="text">
      <style:text-properties style:font-name="Liberation Serif" fo:font-size="12pt" fo:font-style="italic" officeooo:rsid="009236c1" fo:background-color="transparent" loext:char-shading-value="0" style:font-size-asian="12pt" style:font-style-asian="italic" style:font-size-complex="12pt" style:font-style-complex="italic"/>
    </style:style>
    <style:style style:name="T109" style:family="text">
      <style:text-properties style:font-name="Liberation Serif" fo:font-size="12pt" officeooo:rsid="005d87a1" style:font-size-asian="10.5pt" style:font-size-complex="12pt"/>
    </style:style>
    <style:style style:name="T110" style:family="text">
      <style:text-properties style:font-name="Liberation Serif" fo:font-size="12pt" fo:font-weight="bold" officeooo:rsid="005851a3" fo:background-color="transparent" loext:char-shading-value="0" style:font-size-asian="12pt" style:font-weight-asian="bold" style:font-size-complex="12pt" style:font-weight-complex="bold"/>
    </style:style>
    <style:style style:name="T111" style:family="text">
      <style:text-properties style:font-name="Liberation Serif" fo:font-size="12pt" fo:font-weight="bold" officeooo:rsid="00966050" fo:background-color="transparent" loext:char-shading-value="0" style:font-size-asian="12pt" style:font-weight-asian="bold" style:font-size-complex="12pt" style:font-weight-complex="bold"/>
    </style:style>
    <style:style style:name="T112" style:family="text">
      <style:text-properties style:font-name="Liberation Serif" fo:font-size="12pt" fo:font-weight="bold" style:font-size-asian="12pt" style:font-weight-asian="bold" style:font-size-complex="12pt" style:font-weight-complex="bold"/>
    </style:style>
    <style:style style:name="T113" style:family="text">
      <style:text-properties style:font-name="Liberation Serif" fo:font-size="10pt" officeooo:rsid="006f43ef" style:font-size-asian="10pt" style:font-size-complex="10pt"/>
    </style:style>
    <style:style style:name="T114" style:family="text">
      <style:text-properties style:font-name="Liberation Serif" fo:font-size="10pt" officeooo:rsid="00b9d461" style:font-size-asian="10pt" style:font-size-complex="10pt"/>
    </style:style>
    <style:style style:name="T115" style:family="text">
      <style:text-properties style:font-name="Liberation Serif" fo:language="fr" fo:country="FR" officeooo:rsid="00349d38"/>
    </style:style>
    <style:style style:name="T116" style:family="text">
      <style:text-properties fo:font-style="normal" style:font-style-asian="normal" style:font-style-complex="normal"/>
    </style:style>
    <style:style style:name="T117" style:family="text">
      <style:text-properties fo:font-style="normal" officeooo:rsid="00294ef6" style:font-style-asian="normal" style:font-style-complex="normal"/>
    </style:style>
    <style:style style:name="T118" style:family="text">
      <style:text-properties fo:font-style="normal" officeooo:rsid="00308a52" style:font-style-asian="normal" style:font-style-complex="normal"/>
    </style:style>
    <style:style style:name="T119" style:family="text">
      <style:text-properties fo:font-style="normal" officeooo:rsid="00314a93" style:font-style-asian="normal" style:font-style-complex="normal"/>
    </style:style>
    <style:style style:name="T120" style:family="text">
      <style:text-properties fo:font-style="normal" officeooo:rsid="0032d9f8" style:font-style-asian="normal" style:font-style-complex="normal"/>
    </style:style>
    <style:style style:name="T121" style:family="text">
      <style:text-properties fo:font-style="normal" officeooo:rsid="00966050" style:font-style-asian="normal" style:font-style-complex="normal"/>
    </style:style>
    <style:style style:name="T122" style:family="text">
      <style:text-properties fo:font-style="normal" officeooo:rsid="00b46210" style:font-style-asian="normal" style:font-style-complex="normal"/>
    </style:style>
    <style:style style:name="T123" style:family="text">
      <style:text-properties fo:font-style="normal" officeooo:rsid="00b556fc" style:font-style-asian="normal" style:font-style-complex="normal"/>
    </style:style>
    <style:style style:name="T124" style:family="text">
      <style:text-properties fo:font-style="normal" fo:font-weight="normal" officeooo:rsid="00294ef6" style:font-style-asian="normal" style:font-weight-asian="normal" style:font-style-complex="normal" style:font-weight-complex="normal"/>
    </style:style>
    <style:style style:name="T125" style:family="text">
      <style:text-properties fo:font-style="normal" fo:font-weight="normal" officeooo:rsid="00b556fc" style:font-style-asian="normal" style:font-weight-asian="normal" style:font-style-complex="normal" style:font-weight-complex="normal"/>
    </style:style>
    <style:style style:name="T126" style:family="text">
      <style:text-properties officeooo:rsid="002970dc"/>
    </style:style>
    <style:style style:name="T127" style:family="text">
      <style:text-properties officeooo:rsid="002a565c"/>
    </style:style>
    <style:style style:name="T128" style:family="text">
      <style:text-properties officeooo:rsid="002d341b"/>
    </style:style>
    <style:style style:name="T129" style:family="text">
      <style:text-properties officeooo:rsid="002e9ac5"/>
    </style:style>
    <style:style style:name="T130" style:family="text">
      <style:text-properties officeooo:rsid="00308a52"/>
    </style:style>
    <style:style style:name="T131" style:family="text">
      <style:text-properties officeooo:rsid="0032b874"/>
    </style:style>
    <style:style style:name="T132" style:family="text">
      <style:text-properties fo:color="#990000"/>
    </style:style>
    <style:style style:name="T133" style:family="text">
      <style:text-properties fo:color="#990000" fo:font-weight="normal" style:font-weight-asian="normal" style:font-weight-complex="normal"/>
    </style:style>
    <style:style style:name="T134" style:family="text">
      <style:text-properties fo:color="#990000" style:font-name="DejaVu Sans Mono1" fo:font-size="11pt" style:font-size-asian="11pt" style:font-size-complex="11pt"/>
    </style:style>
    <style:style style:name="T135" style:family="text">
      <style:text-properties fo:color="#990000" style:font-name="DejaVu Sans Mono1" fo:font-size="11pt" style:font-size-asian="10.5pt" style:font-size-complex="11pt"/>
    </style:style>
    <style:style style:name="T136" style:family="text">
      <style:text-properties fo:color="#990000" style:font-name="DejaVu Sans Mono1" fo:font-size="10pt" officeooo:rsid="010dda8e" style:font-size-asian="10pt" style:font-size-complex="10pt"/>
    </style:style>
    <style:style style:name="T137" style:family="text">
      <style:text-properties fo:color="#990000" style:font-name="DejaVu Sans Mono1" fo:font-size="10pt" fo:font-weight="normal" style:font-size-asian="10pt" style:font-weight-asian="normal" style:font-size-complex="10pt" style:font-weight-complex="normal"/>
    </style:style>
    <style:style style:name="T138" style:family="text">
      <style:text-properties fo:color="#990000" officeooo:rsid="00aa65d7"/>
    </style:style>
    <style:style style:name="T139" style:family="text">
      <style:text-properties fo:color="#990000" officeooo:rsid="00a90840"/>
    </style:style>
    <style:style style:name="T140" style:family="text">
      <style:text-properties fo:color="#990000" officeooo:rsid="010cb5e9"/>
    </style:style>
    <style:style style:name="T141" style:family="text">
      <style:text-properties fo:color="#990000" officeooo:rsid="010dda8e"/>
    </style:style>
    <style:style style:name="T142" style:family="text">
      <style:text-properties fo:color="#990000" officeooo:rsid="01104af5"/>
    </style:style>
    <style:style style:name="T143" style:family="text">
      <style:text-properties fo:color="#990000" style:font-size-asian="10.5pt"/>
    </style:style>
    <style:style style:name="T144" style:family="text">
      <style:text-properties officeooo:rsid="00547beb"/>
    </style:style>
    <style:style style:name="T145" style:family="text">
      <style:text-properties officeooo:rsid="005679b4"/>
    </style:style>
    <style:style style:name="T146" style:family="text">
      <style:text-properties officeooo:rsid="005851a3"/>
    </style:style>
    <style:style style:name="T147" style:family="text">
      <style:text-properties officeooo:rsid="005bdde2"/>
    </style:style>
    <style:style style:name="T148" style:family="text">
      <style:text-properties officeooo:rsid="005c73a6"/>
    </style:style>
    <style:style style:name="T149" style:family="text">
      <style:text-properties officeooo:rsid="005d87a1"/>
    </style:style>
    <style:style style:name="T150" style:family="text">
      <style:text-properties officeooo:rsid="00642985"/>
    </style:style>
    <style:style style:name="T151" style:family="text">
      <style:text-properties officeooo:rsid="006b4ddf"/>
    </style:style>
    <style:style style:name="T152" style:family="text">
      <style:text-properties style:use-window-font-color="true"/>
    </style:style>
    <style:style style:name="T153" style:family="text">
      <style:text-properties style:use-window-font-color="true" officeooo:rsid="006cab88"/>
    </style:style>
    <style:style style:name="T154" style:family="text">
      <style:text-properties style:use-window-font-color="true" officeooo:rsid="006eca5f"/>
    </style:style>
    <style:style style:name="T155" style:family="text">
      <style:text-properties style:use-window-font-color="true" style:font-name="DejaVu Sans Mono1" fo:font-size="10pt" style:font-size-asian="10pt" style:font-size-complex="10pt"/>
    </style:style>
    <style:style style:name="T156" style:family="text">
      <style:text-properties style:use-window-font-color="true" style:text-underline-style="solid" style:text-underline-width="auto" style:text-underline-color="font-color"/>
    </style:style>
    <style:style style:name="T157" style:family="text">
      <style:text-properties style:use-window-font-color="true" officeooo:rsid="00994817"/>
    </style:style>
    <style:style style:name="T158" style:family="text">
      <style:text-properties style:use-window-font-color="true" officeooo:rsid="00bec060"/>
    </style:style>
    <style:style style:name="T159" style:family="text">
      <style:text-properties style:use-window-font-color="true" style:font-name="DejaVu Sans" fo:font-size="10pt" style:font-size-asian="10pt" style:font-size-complex="10pt"/>
    </style:style>
    <style:style style:name="T160" style:family="text">
      <style:text-properties style:use-window-font-color="true" officeooo:rsid="012e665a"/>
    </style:style>
    <style:style style:name="T161" style:family="text">
      <style:text-properties style:use-window-font-color="true" style:font-name="DejaVu Sans Mono" fo:font-size="10pt" fo:font-weight="normal" fo:background-color="transparent" loext:char-shading-value="0" style:font-size-asian="10.5pt" style:font-weight-asian="normal" style:font-weight-complex="normal"/>
    </style:style>
    <style:style style:name="T162" style:family="text">
      <style:text-properties style:use-window-font-color="true" style:font-name="DejaVu Sans Mono" fo:font-size="10pt" fo:font-weight="normal" officeooo:rsid="0130d6f2" fo:background-color="transparent" loext:char-shading-value="0" style:font-size-asian="10.5pt" style:font-weight-asian="normal" style:font-weight-complex="normal"/>
    </style:style>
    <style:style style:name="T163" style:family="text">
      <style:text-properties style:use-window-font-color="true" style:font-name="Liberation Serif" fo:font-size="12pt" fo:font-weight="normal" officeooo:rsid="006cab88" style:font-size-asian="12pt" style:font-weight-asian="normal" style:font-size-complex="12pt" style:font-weight-complex="normal"/>
    </style:style>
    <style:style style:name="T164" style:family="text">
      <style:text-properties officeooo:rsid="0070ca40"/>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d59445"/>
    </style:style>
    <style:style style:name="T167" style:family="text">
      <style:text-properties officeooo:rsid="007338c6"/>
    </style:style>
    <style:style style:name="T168" style:family="text">
      <style:text-properties officeooo:rsid="00765cf0"/>
    </style:style>
    <style:style style:name="T169" style:family="text">
      <style:text-properties officeooo:rsid="00774d21"/>
    </style:style>
    <style:style style:name="T170" style:family="text">
      <style:text-properties officeooo:rsid="007a8fe9"/>
    </style:style>
    <style:style style:name="T171" style:family="text">
      <style:text-properties officeooo:rsid="007c0d63"/>
    </style:style>
    <style:style style:name="T172" style:family="text">
      <style:text-properties officeooo:rsid="007d5810"/>
    </style:style>
    <style:style style:name="T173" style:family="text">
      <style:text-properties officeooo:rsid="007da2f6"/>
    </style:style>
    <style:style style:name="T174" style:family="text">
      <style:text-properties officeooo:rsid="007ef07a"/>
    </style:style>
    <style:style style:name="T175" style:family="text">
      <style:text-properties officeooo:rsid="007f71c8"/>
    </style:style>
    <style:style style:name="T176" style:family="text">
      <style:text-properties officeooo:rsid="007f71c8" style:font-size-asian="10.5pt"/>
    </style:style>
    <style:style style:name="T177" style:family="text">
      <style:text-properties officeooo:rsid="0082b523"/>
    </style:style>
    <style:style style:name="T178" style:family="text">
      <style:text-properties officeooo:rsid="00830a2d"/>
    </style:style>
    <style:style style:name="T179" style:family="text">
      <style:text-properties officeooo:rsid="0084f43b"/>
    </style:style>
    <style:style style:name="T180" style:family="text">
      <style:text-properties officeooo:rsid="008bd216"/>
    </style:style>
    <style:style style:name="T181" style:family="text">
      <style:text-properties officeooo:rsid="00919196"/>
    </style:style>
    <style:style style:name="T182" style:family="text">
      <style:text-properties officeooo:rsid="009236c1"/>
    </style:style>
    <style:style style:name="T183" style:family="text">
      <style:text-properties officeooo:rsid="00961282"/>
    </style:style>
    <style:style style:name="T184" style:family="text">
      <style:text-properties officeooo:rsid="00966050"/>
    </style:style>
    <style:style style:name="T185" style:family="text">
      <style:text-properties officeooo:rsid="00994817"/>
    </style:style>
    <style:style style:name="T186" style:family="text">
      <style:text-properties officeooo:rsid="009c016e"/>
    </style:style>
    <style:style style:name="T187" style:family="text">
      <style:text-properties officeooo:rsid="009d7b06"/>
    </style:style>
    <style:style style:name="T188" style:family="text">
      <style:text-properties officeooo:rsid="009f832d"/>
    </style:style>
    <style:style style:name="T189" style:family="text">
      <style:text-properties officeooo:rsid="00a09ab8"/>
    </style:style>
    <style:style style:name="T190" style:family="text">
      <style:text-properties officeooo:rsid="00a4966f"/>
    </style:style>
    <style:style style:name="T191" style:family="text">
      <style:text-properties officeooo:rsid="00af1e70"/>
    </style:style>
    <style:style style:name="T192" style:family="text">
      <style:text-properties officeooo:rsid="00b1d621"/>
    </style:style>
    <style:style style:name="T193" style:family="text">
      <style:text-properties officeooo:rsid="00b252e6"/>
    </style:style>
    <style:style style:name="T194" style:family="text">
      <style:text-properties officeooo:rsid="00b36164"/>
    </style:style>
    <style:style style:name="T195" style:family="text">
      <style:text-properties officeooo:rsid="00b6610e"/>
    </style:style>
    <style:style style:name="T196" style:family="text">
      <style:text-properties officeooo:rsid="00b730aa"/>
    </style:style>
    <style:style style:name="T197" style:family="text">
      <style:text-properties officeooo:rsid="00b7f42e"/>
    </style:style>
    <style:style style:name="T198" style:family="text">
      <style:text-properties officeooo:rsid="00b92388"/>
    </style:style>
    <style:style style:name="T199" style:family="text">
      <style:text-properties officeooo:rsid="00b9d461"/>
    </style:style>
    <style:style style:name="T200" style:family="text">
      <style:text-properties officeooo:rsid="00bd6c2f"/>
    </style:style>
    <style:style style:name="T201" style:family="text">
      <style:text-properties officeooo:rsid="00bec060"/>
    </style:style>
    <style:style style:name="T202" style:family="text">
      <style:text-properties officeooo:rsid="00bed98a"/>
    </style:style>
    <style:style style:name="T203" style:family="text">
      <style:text-properties officeooo:rsid="00c06792"/>
    </style:style>
    <style:style style:name="T204" style:family="text">
      <style:text-properties officeooo:rsid="00c26768"/>
    </style:style>
    <style:style style:name="T205" style:family="text">
      <style:text-properties officeooo:rsid="00c54a86"/>
    </style:style>
    <style:style style:name="T206" style:family="text">
      <style:text-properties officeooo:rsid="00c6a7b9"/>
    </style:style>
    <style:style style:name="T207" style:family="text">
      <style:text-properties officeooo:rsid="00c9e4b7"/>
    </style:style>
    <style:style style:name="T208" style:family="text">
      <style:text-properties officeooo:rsid="00d59445"/>
    </style:style>
    <style:style style:name="T209" style:family="text">
      <style:text-properties officeooo:rsid="00d917fa"/>
    </style:style>
    <style:style style:name="T210" style:family="text">
      <style:text-properties officeooo:rsid="00deed79"/>
    </style:style>
    <style:style style:name="T211" style:family="text">
      <style:text-properties officeooo:rsid="00e30b0f"/>
    </style:style>
    <style:style style:name="T212" style:family="text">
      <style:text-properties officeooo:rsid="00f63adc"/>
    </style:style>
    <style:style style:name="T213" style:family="text">
      <style:text-properties officeooo:rsid="00f7f8ca"/>
    </style:style>
    <style:style style:name="T214" style:family="text">
      <style:text-properties style:font-name="DejaVu Sans" fo:font-size="10pt" officeooo:rsid="00642985" style:font-size-asian="10pt" style:font-size-complex="10pt"/>
    </style:style>
    <style:style style:name="T215" style:family="text">
      <style:text-properties officeooo:rsid="010bf250"/>
    </style:style>
    <style:style style:name="T216" style:family="text">
      <style:text-properties officeooo:rsid="010cb5e9"/>
    </style:style>
    <style:style style:name="T217" style:family="text">
      <style:text-properties fo:color="#569cd6"/>
    </style:style>
    <style:style style:name="T218" style:family="text">
      <style:text-properties fo:color="#dcdcaa"/>
    </style:style>
    <style:style style:name="T219" style:family="text">
      <style:text-properties fo:color="#b5cea8"/>
    </style:style>
    <style:style style:name="T220" style:family="text">
      <style:text-properties fo:color="#800000"/>
    </style:style>
    <style:style style:name="T221" style:family="text">
      <style:text-properties officeooo:rsid="013237a8"/>
    </style:style>
    <style:style style:name="T222" style:family="text">
      <style:text-properties officeooo:rsid="0132e2d6"/>
    </style:style>
    <style:style style:name="T223" style:family="text">
      <style:text-properties officeooo:rsid="0133a148"/>
    </style:style>
    <style:style style:name="T224" style:family="text">
      <style:text-properties style:font-name="DejaVu Sans Mono1" fo:font-size="10pt" style:font-size-asian="10pt" style:font-size-complex="10pt"/>
    </style:style>
    <style:style style:name="T225" style:family="text">
      <style:text-properties style:font-name="DejaVu Sans Mono1" fo:font-size="10pt" officeooo:rsid="0134191a" style:font-size-asian="10pt" style:font-size-complex="10pt"/>
    </style:style>
    <style:style style:name="T226" style:family="text">
      <style:text-properties style:font-name="Liberation Serif" fo:font-size="10pt" style:font-size-asian="10pt" style:font-size-complex="10pt"/>
    </style:style>
    <style:style style:name="T227" style:family="text">
      <style:text-properties officeooo:rsid="0133d368"/>
    </style:style>
    <style:style style:name="T228" style:family="text">
      <style:text-properties officeooo:rsid="0134791e"/>
    </style:style>
    <style:style style:name="T229" style:family="text">
      <style:text-properties officeooo:rsid="013486b8"/>
    </style:style>
    <style:style style:name="T230" style:family="text">
      <style:text-properties officeooo:rsid="0050d2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pan text:style-name="T183">OpenGL</text:span> - TD <text:span text:style-name="T180">0</text:span>1</text:p>
      <text:p text:style-name="P67">Initiation à OpenGL et SDL</text:p>
      <text:p text:style-name="P18"/>
      <text:p text:style-name="P18">L’objectif de cette matière est de vous initier à OpenGL (en 2D, cette année).<text:line-break/>Ce premier TP va également vous permettre de prendre en main la SDL afin de créer une fenêtre dans laquelle un rendu OpenGL pourra être effectué. Nous verrons également comment intégrer la gestion des <text:span text:style-name="T191">événements</text:span> de type clavier, souris, etc…</text:p>
      <text:h text:style-name="P94" text:outline-level="1">Exercice <text:span text:style-name="T180">0</text:span>1 – Késako</text:h>
      <text:p text:style-name="P19">Avant de commencer à travailler, il serait bon de savoir quels outils nous utilisons.</text:p>
      <text:p text:style-name="P19"><text:span text:style-name="T13">Questions :</text:span><text:span text:style-name="T37"><text:line-break/>À l’aide d’internet, définissez rapidement :</text:span><text:line-break/><text:span text:style-name="T24">0</text:span><text:span text:style-name="T13">1. </text:span>Qu’est-ce qu’OpenGL ?<text:line-break/><text:span text:style-name="T24">0</text:span><text:span text:style-name="T13">2. </text:span>Qu’est-ce que la SDL ?</text:p>
      <text:h text:style-name="P95" text:outline-level="1">Exercice <text:span text:style-name="T180">0</text:span>2 – Votre première fenêtre</text:h>
      <text:p text:style-name="P20">Maintenant que vous savez ce que sont OpenGL et SDL, il est temps de s’en servir.<text:line-break/>Cet exercice ne vous demande<text:span text:style-name="T192">ra</text:span> pas d’écrire de code, il vise à vous montrer la manière dont nous allons travailler, notamment via l’outil de compilation <text:span text:style-name="T11">make</text:span>.</text:p>
      <text:p text:style-name="P21"><text:span text:style-name="T144">L’archive</text:span> TD01.zip <text:span text:style-name="T144">est disponible</text:span> sur le site du chargé de TD. <text:span text:style-name="T145">(A définir)</text:span></text:p>
      <text:p text:style-name="P20">Le fichier <text:span text:style-name="T59">minimal.c</text:span> , situé dans le répertoire <text:span text:style-name="T59">TD</text:span><text:span text:style-name="T61">0</text:span><text:span text:style-name="T59">1/doc/</text:span>, constitue la base de code sur laquelle nous travaillerons avec OpenGL et SDL.<text:line-break/>Vous trouverez également le fichier <text:span text:style-name="T59">makefile,</text:span> <text:span text:style-name="T35">à la racine du</text:span> répertoire <text:span text:style-name="T52">TD</text:span><text:span text:style-name="T55">0</text:span><text:span text:style-name="T52">1/</text:span> .</text:p>
      <text:p text:style-name="P25"><text:span text:style-name="T14">Questions :<text:line-break/></text:span><text:span text:style-name="T24">0</text:span><text:span text:style-name="T11">1. </text:span>Que signifient les directives <text:s/><text:span text:style-name="T69">#include</text:span> <text:s/>au début de <text:span text:style-name="T59">minimal.c</text:span> ?<text:line-break/><text:span text:style-name="T24">0</text:span><text:span text:style-name="T11">2. </text:span>Quelles sont les bibliothèques utilisées pour OpenGL et SDL ?<text:line-break/><text:span text:style-name="T24">0</text:span><text:span text:style-name="T11">3. </text:span>Comment sont elles appelées à la compilation dans le <text:span text:style-name="T59">makefile</text:span> ?</text:p>
      <text:p text:style-name="P18"/>
      <text:p text:style-name="P22">Le fichier source pour ce programme est <text:span text:style-name="T36">donné</text:span> dans <text:span text:style-name="T52">TD</text:span><text:span text:style-name="T56">0</text:span><text:span text:style-name="T52">1/src/</text:span><text:span text:style-name="T53">ex</text:span><text:span text:style-name="T56">0</text:span><text:span text:style-name="T53">2/</text:span><text:span text:style-name="T12"> </text:span><text:span text:style-name="T36">.<text:line-break/>(Il s’agit d’une simple copie de </text:span><text:span text:style-name="T53">minimal.c</text:span><text:span text:style-name="T36">)</text:span></text:p>
      <text:p text:style-name="P23">Pour compiler à partir du makefile, ouvrez un terminal dans <text:span text:style-name="T52">TD</text:span><text:span text:style-name="T56">0</text:span><text:span text:style-name="T52">1/</text:span>, et entrez la commande :</text:p>
      <text:p text:style-name="P70">make ex<text:span text:style-name="T181">0</text:span>2</text:p>
      <text:p text:style-name="P23">Le programme <text:span text:style-name="T52">td</text:span><text:span text:style-name="T56">0</text:span><text:span text:style-name="T52">1_ex</text:span><text:span text:style-name="T56">0</text:span><text:span text:style-name="T52">2.out</text:span> est <text:span text:style-name="T51">crée</text:span> dans le répertoire <text:span text:style-name="T52">TD</text:span><text:span text:style-name="T56">0</text:span><text:span text:style-name="T52">1/bin/ </text:span>.<text:line-break/><text:span text:style-name="T51">Pour l’exécuter , entrez la commande (toujours à partir de </text:span><text:span text:style-name="T54">TD</text:span><text:span text:style-name="T56">0</text:span><text:span text:style-name="T54">1/</text:span><text:span text:style-name="T51">) :</text:span></text:p>
      <text:p text:style-name="P70">bin/td<text:span text:style-name="T181">0</text:span>1_ex<text:span text:style-name="T181">0</text:span>2.out</text:p>
      <text:h text:style-name="P96" text:outline-level="1"><text:span text:style-name="T129">Notice</text:span> – Organisation d’un répertoire de TD</text:h>
      <text:p text:style-name="P26">En faisant l’<text:span text:style-name="T148">e</text:span>xercice <text:span text:style-name="T182">0</text:span>2, vous avez <text:span text:style-name="T193">pu</text:span> pr<text:span text:style-name="T193">endre</text:span> en main la compilation et <text:span text:style-name="T193">l’exécution</text:span> d’un programme utilisant OpenGL et SDL.<text:line-break/>Vous aurez sans doute remarqué que les fichiers de travail se trouvent à différents endroits.<text:line-break/>(<text:span text:style-name="T194">Et</text:span> <text:span text:style-name="T131">peut être</text:span> <text:span text:style-name="T194">même</text:span> remarqué l’apparition d’un répertoire <text:span text:style-name="T52">TD</text:span><text:span text:style-name="T57">0</text:span><text:span text:style-name="T52">1/obj/</text:span>)</text:p>
      <text:p text:style-name="P27">Un r<text:span text:style-name="T182">é</text:span>pertoire de TD est pensé comme un objet indépendant, vous pourrez l’extraire du .zip sur votre machine la où vous le souhaitez, et travailler imm<text:span text:style-name="T182">é</text:span>diatement dedans (ou presque).</text:p>
      <text:p text:style-name="P27"><text:span text:style-name="T130">Le répertoire pour chaque</text:span> TD sera divisé en trois sous-<text:span text:style-name="T195">répertoires</text:span> :<text:line-break/>- <text:span text:style-name="T52">bin/</text:span> : les <text:span text:style-name="T195">exécutables</text:span> crées via <text:span text:style-name="T112">make</text:span><text:span text:style-name="T100"> </text:span><text:span text:style-name="T104">seront placés ici</text:span><text:line-break/>- <text:span text:style-name="T52">doc/</text:span> : contient divers fichiers de référence, notamment <text:span text:style-name="T52">minimal.c </text:span><text:span text:style-name="T118">et l’énoncé </text:span><text:span text:style-name="T119">du TD</text:span><text:span text:style-name="T52"><text:line-break/>- src/ : </text:span><text:span text:style-name="T117">contient les fichiers sources sur lesquels vous travaillez pour chaque exercice<text:line-break/>- </text:span><text:span text:style-name="T58">obj/</text:span><text:span text:style-name="T122"> : contient les fichiers </text:span><text:span text:style-name="T58">*.o</text:span><text:span text:style-name="T122"> générés lors de la compilation</text:span></text:p>
      <text:p text:style-name="P28"><text:span text:style-name="T116">Avant de démarrer un nouvel exercice, vous aurez besoin de faire ceci :<text:line-break/>- créer un </text:span><text:span text:style-name="T123">répertoire</text:span><text:span text:style-name="T116"> pour votre exercice dans </text:span><text:span text:style-name="T52">/src, </text:span><text:span text:style-name="T116">comprenant un nouveau fichier source<text:line-break/>- mettre a jour le </text:span><text:span text:style-name="T52">makefile </text:span><text:span text:style-name="T116">du TD, </text:span><text:span text:style-name="T120">pour qu’il puisse trouver ce fichier et le compiler</text:span></text:p>
      <text:p text:style-name="P29"/>
      <text:p text:style-name="P31"><text:span text:style-name="T116">A faire :<text:line-break/></text:span><text:span text:style-name="T121">0</text:span><text:span text:style-name="T116">1. </text:span><text:span text:style-name="T124">Créez le </text:span><text:span text:style-name="T125">répertoire</text:span><text:span text:style-name="T124"> </text:span><text:span text:style-name="T60">TD1/src/ex</text:span><text:span text:style-name="T62">0</text:span><text:span text:style-name="T60">3/</text:span></text:p>
      <text:p text:style-name="P70">mkdir -p src/ex<text:span text:style-name="T182">0</text:span>3</text:p>
      <text:p text:style-name="P30"><text:span text:style-name="T111">0</text:span><text:span text:style-name="T110">2. </text:span><text:span text:style-name="T105">Copiez le fichier </text:span><text:span text:style-name="T107">minimal.c,</text:span><text:span text:style-name="T105"> et renommez le en </text:span><text:span text:style-name="T107">td</text:span><text:span text:style-name="T108">0</text:span><text:span text:style-name="T107">1_ex</text:span><text:span text:style-name="T108">0</text:span><text:span text:style-name="T107">3.c<text:line-break/></text:span><text:span text:style-name="T106">(Une autre option est de repartir du fichier source de l’exercice précédent)</text:span></text:p>
      <text:p text:style-name="P71">cp <text:span text:style-name="T126">doc</text:span>/<text:span text:style-name="T126">minimal</text:span>.c src/ex<text:span text:style-name="T182">03</text:span>/td<text:span text:style-name="T182">0</text:span>1_ex<text:span text:style-name="T182">03</text:span>.c<text:line-break/>cp <text:span text:style-name="T128">src/ex02/td01_ex02.c</text:span> src/ex<text:span text:style-name="T182">03</text:span>/td<text:span text:style-name="T182">0</text:span>1_ex<text:span text:style-name="T182">03</text:span>.c</text:p>
      <text:p text:style-name="P38"><text:span text:style-name="T29">0</text:span><text:span text:style-name="T16">3a. </text:span>Ouvrez <text:span text:style-name="T52">TD1/makefile</text:span></text:p>
      <text:p text:style-name="P72">gedit makefile</text:p>
      <text:p text:style-name="P38"><text:span text:style-name="T29">0</text:span><text:span text:style-name="T16">3b. </text:span><text:span text:style-name="T146">A</text:span>joutez les lignes suivantes, <text:span text:style-name="T127">dans la partie <text:s/></text:span><text:span text:style-name="T64"># Fichiers T</text:span><text:span text:style-name="T67">D</text:span><text:span text:style-name="T64"> </text:span><text:span text:style-name="T65">0</text:span><text:span text:style-name="T64">1</text:span><text:span text:style-name="T101"> :</text:span></text:p>
      <text:p text:style-name="P68"># Fichiers exercice <text:span text:style-name="T182">0</text:span>3<text:line-break/>OBJ_TD<text:span text:style-name="T182">0</text:span>1_EX<text:span text:style-name="T182">0</text:span>3= ex<text:span text:style-name="T182">0</text:span>3/td<text:span text:style-name="T182">0</text:span>1_ex<text:span text:style-name="T182">0</text:span>3.o<text:line-break/>EXEC_TD<text:span text:style-name="T182">0</text:span>1_EX<text:span text:style-name="T182">0</text:span>3= td<text:span text:style-name="T182">0</text:span>1_ex<text:span text:style-name="T182">0</text:span>3.out</text:p>
      <text:p text:style-name="P39">Ajoutez les lignes suivantes, dans la partie <text:s/><text:span text:style-name="T63"># R</text:span><text:span text:style-name="T66">e</text:span><text:span text:style-name="T63">gles compilation T</text:span><text:span text:style-name="T67">D</text:span><text:span text:style-name="T63"> </text:span><text:span text:style-name="T65">0</text:span><text:span text:style-name="T63">1</text:span><text:span text:style-name="T100"> :</text:span></text:p>
      <text:p text:style-name="P68">ex<text:span text:style-name="T182">0</text:span>3 : $(OBJDIR)$(OBJ_TD<text:span text:style-name="T182">0</text:span>1_EX<text:span text:style-name="T182">0</text:span>3)<text:line-break/> <text:s text:c="3"/>$(CC) $(CFLAGS) $(OBJDIR)$(OBJ_TD<text:span text:style-name="T182">0</text:span>1_EX<text:span text:style-name="T182">0</text:span>3) -o $(BINDIR)$(EXEC_TD<text:span text:style-name="T182">0</text:span>1_EX<text:span text:style-name="T182">0</text:span>3) $(LDFLAGS)</text:p>
      <text:p text:style-name="P8">Vous êtes désormais en mesure de compiler les fichiers pour l’exercice <text:span text:style-name="T182">0</text:span>3 et de générer l’exécutable <text:span text:style-name="T52">td</text:span><text:span text:style-name="T57">0</text:span><text:span text:style-name="T52">1_ex</text:span><text:span text:style-name="T57">0</text:span><text:span text:style-name="T52">3.out </text:span><text:span text:style-name="T116">dans le répertoire </text:span><text:span text:style-name="T52">TD</text:span><text:span text:style-name="T57">0</text:span><text:span text:style-name="T52">1/bin</text:span>, en entrant simplement :</text:p>
      <text:p text:style-name="P73">make ex03</text:p>
      <text:h text:style-name="P97" text:outline-level="1">Exercice <text:span text:style-name="T183">0</text:span>3 – Domptage de <text:span text:style-name="T207">la </text:span>fenêtre</text:h>
      <text:p text:style-name="P89"><text:span text:style-name="T8">La fonction <text:s/></text:span><text:span text:style-name="T90">SDL_</text:span><text:span text:style-name="T91">CreateWindow</text:span><text:span text:style-name="T103"> </text:span><text:span text:style-name="T8"><text:s/>permet d’ouvrir une fenêtre et de fixer ses paramètres.<text:line-break/>Elle à la signature suivante :</text:span></text:p>
      <text:p text:style-name="P99"><text:span text:style-name="Source_20_Text"><text:span text:style-name="T161">SDL_</text:span></text:span><text:span text:style-name="Source_20_Text"><text:span text:style-name="T162">Window</text:span></text:span><text:span text:style-name="Source_20_Text"><text:span text:style-name="T161">* SDL_</text:span></text:span><text:span text:style-name="Source_20_Text"><text:span text:style-name="T162">CreateWindow</text:span></text:span><text:span text:style-name="Source_20_Text"><text:span text:style-name="T161">(<text:line-break/><text:tab/></text:span></text:span><text:span text:style-name="Source_20_Text"><text:span text:style-name="T162">const char* title,<text:line-break/><text:tab/>int x, int y, </text:span></text:span><text:span text:style-name="Source_20_Text"><text:span text:style-name="T161">int w, int h,<text:line-break/><text:tab/>Uint32 flags);</text:span></text:span></text:p>
      <text:p text:style-name="P89"><text:span text:style-name="T8">Les paramètres <text:s/></text:span><text:span text:style-name="T90">w</text:span><text:span text:style-name="T103"> </text:span><text:span text:style-name="T115"><text:s/></text:span><text:span text:style-name="T8">et <text:s/></text:span><text:span text:style-name="T90">h</text:span><text:span text:style-name="T8"> <text:s/>permettent de fixer les dimensions de la fenêtre.</text:span></text:p>
      <text:p text:style-name="P40">Le <text:span text:style-name="T99">paramètre</text:span> <text:s/><text:span text:style-name="T69">flags</text:span> <text:s/>est un champ de bits permettant d’énumérer divers paramètres à l’aide de l’opérateur <text:s/><text:span text:style-name="T69">|</text:span> <text:s/>de la manière suivante : <text:s/><text:span text:style-name="T69">param1 | param2 | … | param_n</text:span> .</text:p>
      <text:p text:style-name="P90"><text:span text:style-name="T1">Vous pourrez trouver sur cette page </text:span><text:span text:style-name="T5">la</text:span><text:span text:style-name="T1"> liste des paramètres pouvant être placés dans <text:s/></text:span><text:span text:style-name="T89">flags</text:span><text:span text:style-name="T1"> : </text:span><text:a xlink:type="simple" xlink:href="https://wiki.libsdl.org/SDL_CreateWindow" text:style-name="Internet_20_link" text:visited-style-name="Visited_20_Internet_20_Link"><text:span text:style-name="T9">https://wiki.libsdl.org/SDL_CreateWindow</text:span></text:a></text:p>
      <text:p text:style-name="P41"/>
      <text:p text:style-name="P90"><text:span text:style-name="T1">La fonction <text:s/></text:span><text:span text:style-name="T89">SDL_WM_Set</text:span><text:span text:style-name="T92">WindowTitle</text:span><text:span text:style-name="T1"> <text:s/>permet quand à elle de modifier le titre de la fenêtre : </text:span><text:a xlink:type="simple" xlink:href="https://wiki.libsdl.org/SDL_SetWindowTitle" text:style-name="Internet_20_link" text:visited-style-name="Visited_20_Internet_20_Link"><text:span text:style-name="T9">https://wiki.libsdl.org/SDL_SetWindowTitle</text:span></text:a></text:p>
      <text:p text:style-name="P41"/>
      <text:p text:style-name="P42"><text:span text:style-name="T15">A faire :</text:span><text:line-break/>À partir du fichier <text:span text:style-name="T52">minimal.c</text:span> et des fonctions ci-dessus :</text:p>
      <text:p text:style-name="P43"><text:span text:style-name="T25">0</text:span><text:span text:style-name="T11">1. </text:span>Créez une fenêtre redimensionnable ( <text:span text:style-name="T69">SDL_</text:span><text:span text:style-name="T85">WINDOW</text:span><text:span text:style-name="T69">_RESIZABLE</text:span><text:span text:style-name="T100"> </text:span>) <text:span text:style-name="T221">compatible</text:span> OpenG<text:span text:style-name="T221">L</text:span>,<text:line-break/>de taille 400x400 <text:span text:style-name="T221">et ayant pour titre : TD 01 Ex03 </text:span>.</text:p>
      <text:p text:style-name="P79"/>
      <text:p text:style-name="P80"><text:span text:style-name="T221">P</text:span>our pouvoir dessiner une scène <text:span text:style-name="T221">dans une fenêtre</text:span>, <text:span text:style-name="T221">il est nécessaire d’</text:span>indiquer à OpenGL <text:span text:style-name="T221">quelle zone de la scène</text:span> <text:span text:style-name="T221">sera visible via cette fenetre</text:span>.<text:line-break/><text:span text:style-name="T221">Lorsqu’on voudra dessiner un point</text:span>, <text:span text:style-name="T221">il faudra fournir à </text:span>OpenGL <text:span text:style-name="T221">les coordonées de ce point</text:span> <text:span text:style-name="T222">devront etre passées </text:span>dans l<text:span text:style-name="T221">e repère virtuel d</text:span>e la scène. <text:span text:style-name="T222">(qui peut s’exprimer en 3D)</text:span><text:line-break/>OpenGL <text:span text:style-name="T222">ira ensuite</text:span> convertir <text:span text:style-name="T222">ces coordonnées dans un repère 2D lors de l’afficage à l’écran.</text:span></text:p>
      <text:p text:style-name="P79">Cette étape de conversion entre l’<text:span text:style-name="T222">espace virtuel de la scène</text:span> et l’écran s’appelle la <text:span text:style-name="T11">projection</text:span>.<text:line-break/><text:span text:style-name="T50">Une fois que ces coordonées ont été obtenues, OpenGL peut travailler pour déterminer quels pixels devront etre coloriés. (Etape connue sous le nom de </text:span><text:span text:style-name="T32">rasterization</text:span><text:span text:style-name="T50">, à retenir.)</text:span></text:p>
      <text:p text:style-name="P81"><text:span text:style-name="T11"/></text:p>
      <text:p text:style-name="P85">Pour indiquer la taille de l’espace de que vous souhaitez représenter dans une fenetre,<text:line-break/>nous utiliserons une variable constante statique <text:s/><text:span text:style-name="T69">GL_VIEW_SIZE</text:span> .</text:p>
      <text:p text:style-name="Code">/* Espace fenetre virtuelle */<text:line-break/><text:span text:style-name="T217">static</text:span> <text:span text:style-name="T217">const</text:span> <text:span text:style-name="T217">float</text:span> GL_VIEW_SIZE = <text:span text:style-name="T219">1.</text:span>;</text:p>
      <text:p text:style-name="Code">// <text:span text:style-name="T223">N</text:span>ous represent<text:span text:style-name="T223">ons ici</text:span> les points situés en -0.5 et 0.5 en x et en y </text:p>
      <text:p text:style-name="P82"><text:span text:style-name="T11"/></text:p>
      <text:p text:style-name="P93"><text:span text:style-name="T11">A faire :</text:span></text:p>
      <text:p text:style-name="P85">Nous allons également ajouter la fonction<text:span text:style-name="T226"> <text:s/></text:span><text:span text:style-name="T69">onWindowResized</text:span><text:span text:style-name="T86">()</text:span><text:span text:style-name="T226"> <text:s/></text:span>pour garantir le bon fonctionnement de la projection tout au long de l’<text:span text:style-name="T227">e</text:span>x<text:span text:style-name="T227">é</text:span>cution.</text:p>
      <text:p text:style-name="P85"/>
      <text:p text:style-name="P82"><text:span text:style-name="T26">0</text:span><text:span text:style-name="T33">2</text:span><text:span text:style-name="T11">a. </text:span><text:span text:style-name="T37">Ajoutez </text:span>la fonction <text:s/><text:span text:style-name="T86">onWindowResized</text:span><text:span text:style-name="T69">()</text:span> <text:s/>dans votre code :</text:p>
      <text:p text:style-name="P101">static const float aspectRatio;</text:p>
      <text:p text:style-name="P100">void onWindowResized(unsigned int width, unsigned int height)<text:line-break/>{<text:line-break/> <text:s text:c="3"/>aspectRatio = width / (float) height;<text:line-break/><text:line-break/> <text:s text:c="3"/>glViewport(0, 0, width, height);<text:line-break/> <text:s text:c="3"/>glMatrixMode(GL_PROJECTION);<text:line-break/> <text:s text:c="3"/>glLoadIdentity();</text:p>
      <text:p text:style-name="P100"><text:s text:c="4"/>if( aspectRatio &gt; 1)<text:line-break/> <text:s text:c="3"/>{<text:line-break/> <text:s text:c="7"/>gluOrtho2D(<text:line-break/> <text:s text:c="7"/>-GL_VIEW_SIZE / 2. * aspectRatio, GL_VIEW_SIZE / 2. * aspectRatio,<text:line-break/> <text:s text:c="7"/>-GL_VIEW_SIZE / 2., GL_VIEW_SIZE / 2.);<text:line-break/> <text:s text:c="3"/>}<text:line-break/> <text:s text:c="3"/>else<text:line-break/> <text:s text:c="3"/>{<text:line-break/> <text:s text:c="7"/>gluOrtho2D(<text:line-break/> <text:s text:c="7"/>-GL_VIEW_SIZE / 2., GL_VIEW_SIZE / 2.,<text:line-break/> <text:s text:c="7"/>-GL_VIEW_SIZE / 2. / aspectRatio, GL_VIEW_SIZE / 2. / aspectRatio);<text:line-break/> <text:s text:c="3"/>}</text:p>
      <text:p text:style-name="P100">}</text:p>
      <text:p text:style-name="P99"/>
      <text:p text:style-name="P83">Le viewport défini<text:span text:style-name="T189">t</text:span> la taille en pixel<text:span text:style-name="T200">s</text:span> de la fenêtre réelle.<text:line-break/>Puis on passe en mode projection, et après avoir chargé la matrice identité, on <text:span text:style-name="T228">re</text:span>crée <text:span text:style-name="T228">la</text:span> projection orthogonale qui identifie coordonnées virtuelles et coordonnées pixels.</text:p>
      <text:p text:style-name="P86"><text:span text:style-name="T26">0</text:span><text:span text:style-name="T34">2</text:span><text:span text:style-name="T11">b. </text:span><text:span text:style-name="T150">Faites le nécessaire pour que la fonction <text:s/></text:span><text:span text:style-name="T214">reshape()</text:span><text:span text:style-name="T150"> <text:s/>soit appelée à chaque redimensionnement de la fenêtre. (événement de type <text:s/></text:span><text:span text:style-name="T96">SDL_</text:span><text:span text:style-name="T98">WINDOWEVENT</text:span><text:span text:style-name="T150"> )<text:line-break/>Les nouvelles dimensions de la fenetre seront dans <text:s/></text:span><text:span text:style-name="T84">e.</text:span><text:span text:style-name="T87">window.data1</text:span><text:span text:style-name="T150"> <text:s/>et <text:s/></text:span><text:span text:style-name="T84">e.</text:span><text:span text:style-name="T87">window.data2</text:span><text:span text:style-name="T150"> .</text:span></text:p>
      <text:p text:style-name="P87"><text:a xlink:type="simple" xlink:href="https://wiki.libsdl.org/SDL_WindowEvent" text:style-name="Internet_20_link" text:visited-style-name="Visited_20_Internet_20_Link">https://wiki.libsdl.org/SDL_WindowEvent</text:a></text:p>
      <text:p text:style-name="P87"/>
      <text:p text:style-name="P87"><text:span text:style-name="T11">02c.</text:span> Pour finir, pensez aussi à appeler <text:s/><text:span text:style-name="T69">onWindowResized()</text:span> <text:s/>après la création de la fenêtre.</text:p>
      <text:p text:style-name="Code"><text:span text:style-name="T152">onWindowResized(WINDOW_WIDTH, WINDOW_HEIGHT);</text:span></text:p>
      <text:h text:style-name="P98" text:outline-level="1">Exercice <text:span text:style-name="T184">0</text:span>4 – Des <text:span text:style-name="T196">événements</text:span> …</text:h>
      <text:p text:style-name="P44">La SDL permet une gestion poussée et très libre des <text:span text:style-name="T197">événements</text:span> utilisateur.<text:line-break/>Lorsqu’elle détecte un <text:span text:style-name="T197">événement</text:span>, elle place dans une file interne une structure de type <text:s/><text:span text:style-name="T69">SDL_Event</text:span> <text:s/>décrivant <text:span text:style-name="T197">l’événement.</text:span><text:line-break/>Il est nécessaire de traiter tous les <text:span text:style-name="T197">événements</text:span> reçus à chaque tour de la boucle d’affichage.</text:p>
      <text:p text:style-name="P88"><text:span text:style-name="T230">La fonction <text:s/></text:span><text:span text:style-name="T88">int SDL_PollEvent(SDL_Event *event)</text:span><text:span text:style-name="T230"> <text:s/>permet de défiler un événement stocké dans la file interne. Elle renvoie 0 si il n’y a aucun événement a défiler.<text:line-break/>Sinon, elle renvoie 1, et remplit <text:s/></text:span><text:span text:style-name="T88">*event</text:span><text:span text:style-name="T230"> <text:s/>avec les informations concernant l’événement.</text:span></text:p>
      <text:p text:style-name="P91"><text:span text:style-name="T1">La structure <text:s/></text:span><text:span text:style-name="T68">SDL_Event</text:span><text:span text:style-name="T1"> <text:s/>est détaillée sur la page suivante : </text:span><text:a xlink:type="simple" xlink:href="https://wiki.libsdl.org/SDL_Event" text:style-name="Internet_20_link" text:visited-style-name="Visited_20_Internet_20_Link"><text:span text:style-name="T10">https://wiki.libsdl.org/SDL_Event</text:span></text:a></text:p>
      <text:p text:style-name="P45">Comme on peut le voir <text:span text:style-name="T229">en haut de la page</text:span>, ce n’est pas une structure mais <text:span text:style-name="T229">en fait</text:span> une union.<text:line-break/>Le champs <text:s/><text:span text:style-name="T69">type</text:span> <text:s/><text:span text:style-name="T147">i</text:span>ndique le type de <text:span text:style-name="T197">l’événement</text:span> <text:span text:style-name="T197">reçu.<text:line-break/></text:span>Il indique <text:span text:style-name="T229">par </text:span>quel champ d<text:span text:style-name="T229">evra</text:span> être manipulé <text:span text:style-name="T229">l’union</text:span> par la suite.</text:p>
      <text:p text:style-name="P92"><text:span text:style-name="T1">Par exemple, si <text:s/></text:span><text:span text:style-name="T89">e.type</text:span><text:span text:style-name="T1"> <text:s/>vaut <text:s/></text:span><text:span text:style-name="T89">SDL_KEYDOWN</text:span><text:span text:style-name="T1"> <text:s/>ou <text:s/></text:span><text:span text:style-name="T89">SDL_KEYUP</text:span><text:span text:style-name="T1"> , on doit accéder au champ </text:span><text:span text:style-name="T89">e.key</text:span><text:span text:style-name="T1"> <text:s/>pour </text:span><text:span text:style-name="T7">connaître</text:span><text:span text:style-name="T1"> les propriétés de </text:span><text:span text:style-name="T7">l’événement.</text:span><text:span text:style-name="T1"><text:line-break/>Par contre si <text:s/></text:span><text:span text:style-name="T89">e.type</text:span><text:span text:style-name="T1"> <text:s/>vaut <text:s/></text:span><text:span text:style-name="T89">SDL_SDL_MOUSEBUTTONUP</text:span><text:span text:style-name="T1"> <text:s/>il faut accéder à <text:s/></text:span><text:span text:style-name="T89">e.button</text:span><text:span text:style-name="T102"> </text:span><text:span text:style-name="T1">.</text:span></text:p>
      <text:p text:style-name="P45"/>
      <text:p text:style-name="P46"><text:span text:style-name="T11">A faire :</text:span><text:line-break/><text:span text:style-name="T25">0</text:span><text:span text:style-name="T11">1. </text:span>Modifiez le programme pour qu’il s’arrête lorsque l’utilisateur appuie sur la touche <text:span text:style-name="T70">Q</text:span><text:span text:style-name="T113"> </text:span>.<text:line-break/>Vous pourrez ainsi quitter le programme proprement, même en plein écran. (c.f. exercice <text:span text:style-name="T188">0</text:span>3)</text:p>
      <text:p text:style-name="P47"><text:span text:style-name="T25">0</text:span><text:span text:style-name="T11">2. </text:span>Faites en sorte que lorsque l’utilisateur clique en position (x, y), la fenêtre soit redessinée avec la couleur (rouge = x mod 255, vert = y mod 255, bleu = 0) au prochain tour de la boucle d’affichage, <text:span text:style-name="T149">plus précisément au prochain appel de <text:s/></text:span><text:span text:style-name="T71">glClear(GL_COLOR_BUFFER_BIT)</text:span><text:span text:style-name="T109"> .</text:span></text:p>
      <text:p text:style-name="P48"><text:span text:style-name="T149">I</text:span>l faut utiliser la fonction <text:s/><text:span text:style-name="T69">glClearColor(r, g, b, a)</text:span> <text:s/>pour modifier la couleur de remplissage / <text:span text:style-name="T175">nettoyage</text:span> de la fenêtre.<text:line-break/><text:span text:style-name="T71">r</text:span> , <text:s/><text:span text:style-name="T69">g</text:span> , <text:s/><text:span text:style-name="T69">b</text:span> <text:s/>et <text:s/><text:span text:style-name="T69">a</text:span> <text:s/>doivent être compris entre 0 et 1, il faut donc diviser les valeurs <text:s/><text:span text:style-name="T71">r</text:span> , <text:s/><text:span text:style-name="T69">g</text:span> , <text:s/><text:span text:style-name="T69">b</text:span> <text:s/>entre 0 et 255 par 255.<text:span text:style-name="T216">0</text:span>, avant de les passer à OpenGL. Pour <text:s/><text:span text:style-name="T69">a</text:span> <text:s/>il suffit de passer 1.</text:p>
      <text:p text:style-name="P48"><text:span text:style-name="T138">Attention</text:span><text:span text:style-name="T139"> :<text:line-break/></text:span><text:span text:style-name="T140">Assurez vous que votre division implique au moins un nombre flottant, sans quoi vous effectuerez une division euclidienne qui vous renverra 0, et non la valeur décimale voulue.<text:line-break/></text:span><text:span text:style-name="T141">Utilisez l’opérateur de cast <text:s/></text:span><text:span text:style-name="T136">()</text:span><text:span text:style-name="T141"> <text:s/>pour changer le type d’une </text:span><text:span text:style-name="T142">expression.</text:span><text:span text:style-name="T141"> (ex : <text:s/></text:span><text:span text:style-name="T136">(float) x</text:span><text:span text:style-name="T141"> <text:s/>)</text:span></text:p>
      <text:p text:style-name="P49"><text:span text:style-name="T30">A faire :</text:span><text:span text:style-name="T25"><text:line-break/>0</text:span><text:span text:style-name="T11">3. </text:span>Fai<text:span text:style-name="T198">tes</text:span> de même mais lorsque la souris bouge (<text:span text:style-name="T198">événement</text:span> <text:s/><text:span text:style-name="T69">SDL_MOUSEMOTION</text:span> ).<text:line-break/><text:span text:style-name="T190">Pour distinguer du précédent événement, faites en sorte que la </text:span>fenêtre soit redessinée avec la couleur (rouge = <text:span text:style-name="T190">(</text:span>x / <text:span text:style-name="T190">largeur_fenetre</text:span>, <text:span text:style-name="T190">vert = 0</text:span>, <text:span text:style-name="T190">bleu</text:span> = y / <text:span text:style-name="T190">hauteur_fenetre</text:span>).</text:p>
      <text:p text:style-name="P66"><text:span text:style-name="T11">Note :</text:span><text:line-break/><text:span text:style-name="T199">Vous pouvez récupérer la largeur et hauteur de la fenêtre via la structure <text:s/></text:span><text:span text:style-name="T72">SDL_Surface</text:span><text:span text:style-name="T1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4in" fo:margin-right="0in" fo:margin-top="0in" fo:margin-bottom="0.0972in" loext:contextual-spacing="false" fo:line-height="120%" fo:text-indent="0in"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10%"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3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mmand" style:family="paragraph" style:parent-style-name="Text_20_body" style:master-page-name="">
      <loext:graphic-properties draw:fill-image-width="0in" draw:fill-image-height="0in"/>
      <style:paragraph-properties style:page-number="auto" style:shadow="none">
        <style:tab-stops/>
      </style:paragraph-properties>
      <style:text-properties style:font-name="DejaVu Sans Mono" fo:font-family="'DejaVu Sans Mono'" style:font-style-name="Book" style:font-family-generic="modern" style:font-pitch="fixed" fo:font-size="10pt" officeooo:rsid="002a565c" fo:background-color="#333333" style:font-size-asian="10.5pt"/>
    </style:style>
    <style:style style:name="Code" style:family="paragraph" style:parent-style-name="Text_20_body" style:master-page-name="">
      <style:paragraph-properties style:page-number="auto">
        <style:tab-stops/>
      </style:paragraph-properties>
      <style:text-properties style:font-name="DejaVu Sans Mono" fo:font-family="'DejaVu Sans Mono'" style:font-style-name="Book" style:font-family-generic="modern" style:font-pitch="fixed" fo:font-size="10pt" fo:background-color="transparen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color="#808080" fo:font-size="9pt"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language="fr" fo:country="FR" officeooo:rsid="00961282"/>
    </style:style>
    <style:style style:name="MT2" style:family="text">
      <style:text-properties fo:language="fr" fo:country="FR" officeooo:rsid="001fc78c"/>
    </style:style>
    <style:style style:name="MT3" style:family="text">
      <style:text-properties fo:language="fr" fo:country="FR" officeooo:rsid="008bd216"/>
    </style:style>
    <style:page-layout style:name="Mpm1">
      <style:page-layout-properties fo:page-width="8.2681in" fo:page-height="11.6929in" style:num-format="1" style:print-orientation="portrait" fo:margin-top="0.7874in" fo:margin-bottom="0.5902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MP1">IMAC 1 – Synthèse d'Images<text:line-break/><text:span text:style-name="MT1">OpenGL</text:span><text:span text:style-name="MT2"> - TD </text:span><text:span text:style-name="MT3">0</text:span><text:span text:style-name="MT2">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09:05:24.407069792</meta:creation-date>
    <dc:date>2020-06-10T18:01:44.734920678</dc:date>
    <meta:editing-duration>P2DT7H1M47S</meta:editing-duration>
    <meta:editing-cycles>210</meta:editing-cycles>
    <meta:generator>LibreOffice/5.1.6.2$Linux_X86_64 LibreOffice_project/10m0$Build-2</meta:generator>
    <meta:document-statistic meta:table-count="0" meta:image-count="0" meta:object-count="0" meta:page-count="5" meta:paragraph-count="72" meta:word-count="1515" meta:character-count="9623" meta:non-whitespace-character-count="8005"/>
  </office:meta>
</office:document-meta>
</file>